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161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7.09cm" fo:min-width="6.51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1.664cm" fo:min-width="6.434cm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4.726cm" fo:min-width="6.49cm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2.83cm" fo:min-width="6.27cm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2.83cm" fo:min-width="6.227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1.066cm" fo:min-width="0cm"/>
    </style:style>
    <style:style style:name="gr12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2.83cm" fo:min-width="6.254cm"/>
    </style:style>
    <style:style style:name="gr1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fo:min-height="0.471cm"/>
    </style:style>
    <style:style style:name="gr1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fo:min-height="0.791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995cm" fo:min-width="2.848cm"/>
    </style:style>
    <style:style style:name="gr20" style:family="graphic" style:parent-style-name="standard">
      <style:graphic-properties draw:stroke="none" svg:stroke-color="#000000" draw:fill="none" draw:fill-color="#ffffff" fo:min-height="2.079cm"/>
    </style:style>
    <style:style style:name="gr21" style:family="graphic" style:parent-style-name="standard">
      <style:graphic-properties draw:stroke="none" svg:stroke-color="#000000" draw:fill="none" draw:fill-color="#ffffff" fo:min-height="0.538cm"/>
    </style:style>
    <style:style style:name="gr22" style:family="graphic" style:parent-style-name="standard">
      <style:graphic-properties draw:stroke="none" svg:stroke-color="#000000" draw:fill="none" draw:fill-color="#ffffff" fo:min-height="4.887cm"/>
    </style:style>
    <style:style style:name="gr23" style:family="graphic" style:parent-style-name="standard">
      <style:graphic-properties draw:stroke="none" svg:stroke-color="#000000" draw:fill="none" draw:fill-color="#ffffff" fo:min-height="0.602cm"/>
    </style:style>
    <style:style style:name="gr24" style:family="graphic" style:parent-style-name="standard">
      <style:graphic-properties draw:stroke="none" svg:stroke-color="#000000" draw:fill="none" draw:fill-color="#ffffff" fo:min-height="0.498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fo:font-size="17.8999996185303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7.8999996185303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loext:graphic-properties draw:fill-color="#ffffff"/>
      <style:paragraph-properties fo:margin-left="0cm" fo:margin-right="0cm" fo:text-align="end" fo:text-indent="0cm"/>
      <style:text-properties fo:font-size="17.8999996185303pt"/>
    </style:style>
    <style:style style:name="P10" style:family="paragraph">
      <loext:graphic-properties draw:fill-color="#000000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style:paragraph-properties fo:margin-top="0cm" fo:margin-bottom="0cm" fo:text-align="center"/>
    </style:style>
    <style:style style:name="P13" style:family="paragraph">
      <loext:graphic-properties draw:fill="none"/>
      <style:paragraph-properties fo:margin-top="0cm" fo:margin-bottom="0cm" fo:text-align="center"/>
      <style:text-properties fo:font-size="17.8999996185303pt" fo:background-color="#ffffff"/>
    </style:style>
    <style:style style:name="P14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5" style:family="paragraph">
      <loext:graphic-properties draw:fill="none" draw:fill-color="#ffffff"/>
      <style:text-properties fo:font-size="11.8999996185303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fo:font-size="11.8999996185303pt" fo:background-color="#ffffff" style:font-size-asian="12pt" style:font-size-complex="12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7.8999996185303pt"/>
    </style:style>
    <style:style style:name="T2" style:family="text">
      <style:text-properties fo:font-size="17.8999996185303pt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1cm" svg:height="0.955cm" svg:x="25.317cm" svg:y="3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04cm" svg:height="1.411cm" draw:transform="skewX (0.0396189740202713) translate (27.257cm 32.352cm)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2" draw:layer="layout" svg:width="0.322cm" svg:height="0.322cm" svg:x="20.419cm" svg:y="10.1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0.284cm" svg:x2="20.593cm" svg:y2="10.3cm">
              <text:p/>
            </draw:line>
          </draw:g>
          <draw:g>
            <draw:ellipse draw:style-name="gr5" draw:text-style-name="P1" draw:layer="layout" svg:width="0.389cm" svg:height="0.329cm" svg:x="20.034cm" svg:y="10.135cm" draw:kind="arc" draw:start-angle="84.46" draw:end-angle="278.41">
              <text:p/>
            </draw:ellipse>
            <draw:line draw:style-name="gr4" draw:text-style-name="P3" draw:layer="layout" svg:x1="20.012cm" svg:y1="10.302cm" svg:x2="19.691cm" svg:y2="10.302cm">
              <text:p/>
            </draw:line>
          </draw:g>
        </draw:g>
        <draw:g>
          <draw:g>
            <draw:custom-shape draw:style-name="gr3" draw:text-style-name="P2" draw:layer="layout" svg:width="0.322cm" svg:height="0.322cm" svg:x="20.419cm" svg:y="10.8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0.997cm" svg:x2="20.593cm" svg:y2="11.013cm">
              <text:p/>
            </draw:line>
          </draw:g>
          <draw:g>
            <draw:ellipse draw:style-name="gr5" draw:text-style-name="P1" draw:layer="layout" svg:width="0.389cm" svg:height="0.329cm" svg:x="20.034cm" svg:y="10.848cm" draw:kind="arc" draw:start-angle="84.46" draw:end-angle="278.41">
              <text:p/>
            </draw:ellipse>
            <draw:line draw:style-name="gr4" draw:text-style-name="P3" draw:layer="layout" svg:x1="20.012cm" svg:y1="11.015cm" svg:x2="19.691cm" svg:y2="11.015cm">
              <text:p/>
            </draw:line>
          </draw:g>
        </draw:g>
        <draw:g>
          <draw:g>
            <draw:custom-shape draw:style-name="gr3" draw:text-style-name="P2" draw:layer="layout" svg:width="0.322cm" svg:height="0.322cm" svg:x="20.419cm" svg:y="13.6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3.848cm" svg:x2="20.593cm" svg:y2="13.864cm">
              <text:p/>
            </draw:line>
          </draw:g>
          <draw:g>
            <draw:ellipse draw:style-name="gr5" draw:text-style-name="P1" draw:layer="layout" svg:width="0.389cm" svg:height="0.329cm" svg:x="20.034cm" svg:y="13.699cm" draw:kind="arc" draw:start-angle="84.46" draw:end-angle="278.41">
              <text:p/>
            </draw:ellipse>
            <draw:line draw:style-name="gr4" draw:text-style-name="P3" draw:layer="layout" svg:x1="20.012cm" svg:y1="13.866cm" svg:x2="19.691cm" svg:y2="13.866cm">
              <text:p/>
            </draw:line>
          </draw:g>
        </draw:g>
        <draw:g>
          <draw:g>
            <draw:custom-shape draw:style-name="gr3" draw:text-style-name="P2" draw:layer="layout" svg:width="0.322cm" svg:height="0.322cm" svg:x="20.419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3.135cm" svg:x2="20.593cm" svg:y2="13.151cm">
              <text:p/>
            </draw:line>
          </draw:g>
          <draw:g>
            <draw:ellipse draw:style-name="gr5" draw:text-style-name="P1" draw:layer="layout" svg:width="0.389cm" svg:height="0.329cm" svg:x="20.034cm" svg:y="12.986cm" draw:kind="arc" draw:start-angle="84.46" draw:end-angle="278.41">
              <text:p/>
            </draw:ellipse>
            <draw:line draw:style-name="gr4" draw:text-style-name="P3" draw:layer="layout" svg:x1="20.012cm" svg:y1="13.153cm" svg:x2="19.691cm" svg:y2="13.153cm">
              <text:p/>
            </draw:line>
          </draw:g>
        </draw:g>
        <draw:g>
          <draw:g>
            <draw:custom-shape draw:style-name="gr3" draw:text-style-name="P2" draw:layer="layout" svg:width="0.322cm" svg:height="0.322cm" svg:x="20.419cm" svg:y="12.2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2.423cm" svg:x2="20.593cm" svg:y2="12.439cm">
              <text:p/>
            </draw:line>
          </draw:g>
          <draw:g>
            <draw:ellipse draw:style-name="gr5" draw:text-style-name="P1" draw:layer="layout" svg:width="0.389cm" svg:height="0.329cm" svg:x="20.034cm" svg:y="12.274cm" draw:kind="arc" draw:start-angle="84.46" draw:end-angle="278.41">
              <text:p/>
            </draw:ellipse>
            <draw:line draw:style-name="gr4" draw:text-style-name="P3" draw:layer="layout" svg:x1="20.012cm" svg:y1="12.441cm" svg:x2="19.691cm" svg:y2="12.441cm">
              <text:p/>
            </draw:line>
          </draw:g>
        </draw:g>
        <draw:g>
          <draw:g>
            <draw:custom-shape draw:style-name="gr3" draw:text-style-name="P2" draw:layer="layout" svg:width="0.322cm" svg:height="0.322cm" svg:x="20.419cm" svg:y="11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1.71cm" svg:x2="20.593cm" svg:y2="11.726cm">
              <text:p/>
            </draw:line>
          </draw:g>
          <draw:g>
            <draw:ellipse draw:style-name="gr5" draw:text-style-name="P1" draw:layer="layout" svg:width="0.389cm" svg:height="0.329cm" svg:x="20.034cm" svg:y="11.561cm" draw:kind="arc" draw:start-angle="84.46" draw:end-angle="278.41">
              <text:p/>
            </draw:ellipse>
            <draw:line draw:style-name="gr4" draw:text-style-name="P3" draw:layer="layout" svg:x1="20.012cm" svg:y1="11.728cm" svg:x2="19.691cm" svg:y2="11.728cm">
              <text:p/>
            </draw:line>
          </draw:g>
        </draw:g>
        <draw:g>
          <draw:g>
            <draw:custom-shape draw:style-name="gr3" draw:text-style-name="P2" draw:layer="layout" svg:width="0.322cm" svg:height="0.322cm" svg:x="20.419cm" svg:y="14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4.458cm" svg:x2="20.593cm" svg:y2="14.474cm">
              <text:p/>
            </draw:line>
          </draw:g>
          <draw:g>
            <draw:ellipse draw:style-name="gr5" draw:text-style-name="P1" draw:layer="layout" svg:width="0.389cm" svg:height="0.329cm" svg:x="20.034cm" svg:y="14.309cm" draw:kind="arc" draw:start-angle="84.46" draw:end-angle="278.41">
              <text:p/>
            </draw:ellipse>
            <draw:line draw:style-name="gr4" draw:text-style-name="P3" draw:layer="layout" svg:x1="20.012cm" svg:y1="14.476cm" svg:x2="19.691cm" svg:y2="14.476cm">
              <text:p/>
            </draw:line>
          </draw:g>
        </draw:g>
        <draw:g>
          <draw:custom-shape draw:style-name="gr3" draw:text-style-name="P2" draw:layer="layout" svg:width="0.322cm" svg:height="0.322cm" svg:x="20.21cm" svg:y="2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2.203cm" svg:x2="20.384cm" svg:y2="2.219cm">
            <text:p/>
          </draw:line>
        </draw:g>
        <draw:g>
          <draw:custom-shape draw:style-name="gr3" draw:text-style-name="P2" draw:layer="layout" svg:width="0.322cm" svg:height="0.322cm" svg:x="20.21cm" svg:y="2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2.785cm" svg:x2="20.384cm" svg:y2="2.801cm">
            <text:p/>
          </draw:line>
        </draw:g>
        <draw:g>
          <draw:custom-shape draw:style-name="gr3" draw:text-style-name="P2" draw:layer="layout" svg:width="0.322cm" svg:height="0.322cm" svg:x="20.21cm" svg:y="3.2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3.367cm" svg:x2="20.384cm" svg:y2="3.383cm">
            <text:p/>
          </draw:line>
        </draw:g>
        <draw:g>
          <draw:custom-shape draw:style-name="gr3" draw:text-style-name="P2" draw:layer="layout" svg:width="0.322cm" svg:height="0.322cm" svg:x="20.21cm" svg:y="3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3.949cm" svg:x2="20.384cm" svg:y2="3.965cm">
            <text:p/>
          </draw:line>
        </draw:g>
        <draw:g>
          <draw:custom-shape draw:style-name="gr3" draw:text-style-name="P2" draw:layer="layout" svg:width="0.322cm" svg:height="0.322cm" svg:x="20.21cm" svg:y="4.3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4.531cm" svg:x2="20.384cm" svg:y2="4.547cm">
            <text:p/>
          </draw:line>
        </draw:g>
        <draw:g>
          <draw:custom-shape draw:style-name="gr3" draw:text-style-name="P2" draw:layer="layout" svg:width="0.322cm" svg:height="0.322cm" svg:x="20.21cm" svg:y="4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5.11cm" svg:x2="20.384cm" svg:y2="5.126cm">
            <text:p/>
          </draw:line>
        </draw:g>
        <draw:g>
          <draw:custom-shape draw:style-name="gr3" draw:text-style-name="P2" draw:layer="layout" svg:width="0.322cm" svg:height="0.322cm" svg:x="20.21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5.692cm" svg:x2="20.384cm" svg:y2="5.708cm">
            <text:p/>
          </draw:line>
        </draw:g>
        <draw:g>
          <draw:custom-shape draw:style-name="gr3" draw:text-style-name="P2" draw:layer="layout" svg:width="0.322cm" svg:height="0.322cm" svg:x="20.21cm" svg:y="6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6.274cm" svg:x2="20.384cm" svg:y2="6.29cm">
            <text:p/>
          </draw:line>
        </draw:g>
        <draw:g>
          <draw:custom-shape draw:style-name="gr3" draw:text-style-name="P2" draw:layer="layout" svg:width="0.322cm" svg:height="0.322cm" svg:x="20.21cm" svg:y="6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6.857cm" svg:x2="20.384cm" svg:y2="6.873cm">
            <text:p/>
          </draw:line>
        </draw:g>
        <draw:g>
          <draw:custom-shape draw:style-name="gr3" draw:text-style-name="P2" draw:layer="layout" svg:width="0.322cm" svg:height="0.322cm" svg:x="20.21cm" svg:y="7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7.438cm" svg:x2="20.384cm" svg:y2="7.454cm">
            <text:p/>
          </draw:line>
        </draw:g>
        <draw:g>
          <draw:custom-shape draw:style-name="gr3" draw:text-style-name="P2" draw:layer="layout" svg:width="0.322cm" svg:height="0.322cm" svg:x="20.21cm" svg:y="7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8.018cm" svg:x2="20.384cm" svg:y2="8.034cm">
            <text:p/>
          </draw:line>
        </draw:g>
        <draw:g>
          <draw:custom-shape draw:style-name="gr3" draw:text-style-name="P2" draw:layer="layout" svg:width="0.322cm" svg:height="0.322cm" svg:x="20.21cm" svg:y="8.4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0.794cm" svg:y1="8.596cm" svg:x2="20.384cm" svg:y2="8.612cm">
            <text:p/>
          </draw:line>
        </draw:g>
        <draw:custom-shape draw:style-name="gr6" draw:text-style-name="P5" draw:layer="layout" svg:width="7.017cm" svg:height="7.34cm" draw:transform="skewX (-0.000872664625997165) translate (20.692cm 1.791cm)">
          <text:p text:style-name="P4"><text:span text:style-name="T1">Magnetic</text:span></text:p>
          <text:p text:style-name="P4"><text:span text:style-name="T1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ellipse draw:style-name="gr5" draw:text-style-name="P1" draw:layer="layout" svg:width="0.389cm" svg:height="0.329cm" svg:x="19.825cm" svg:y="2.054cm" draw:kind="arc" draw:start-angle="84.46" draw:end-angle="278.41">
            <text:p/>
          </draw:ellipse>
          <draw:line draw:style-name="gr4" draw:text-style-name="P3" draw:layer="layout" svg:x1="19.803cm" svg:y1="2.221cm" svg:x2="19.482cm" svg:y2="2.221cm">
            <text:p/>
          </draw:line>
        </draw:g>
        <draw:g>
          <draw:ellipse draw:style-name="gr5" draw:text-style-name="P1" draw:layer="layout" svg:width="0.389cm" svg:height="0.329cm" svg:x="19.825cm" svg:y="3.241cm" draw:kind="arc" draw:start-angle="84.46" draw:end-angle="278.41">
            <text:p/>
          </draw:ellipse>
          <draw:line draw:style-name="gr4" draw:text-style-name="P3" draw:layer="layout" svg:x1="19.803cm" svg:y1="3.408cm" svg:x2="19.482cm" svg:y2="3.408cm">
            <text:p/>
          </draw:line>
        </draw:g>
        <draw:g>
          <draw:ellipse draw:style-name="gr5" draw:text-style-name="P1" draw:layer="layout" svg:width="0.389cm" svg:height="0.329cm" svg:x="19.825cm" svg:y="2.649cm" draw:kind="arc" draw:start-angle="84.46" draw:end-angle="278.41">
            <text:p/>
          </draw:ellipse>
          <draw:line draw:style-name="gr4" draw:text-style-name="P3" draw:layer="layout" svg:x1="19.803cm" svg:y1="2.816cm" svg:x2="19.482cm" svg:y2="2.816cm">
            <text:p/>
          </draw:line>
        </draw:g>
        <draw:g>
          <draw:ellipse draw:style-name="gr5" draw:text-style-name="P1" draw:layer="layout" svg:width="0.389cm" svg:height="0.329cm" svg:x="19.825cm" svg:y="3.836cm" draw:kind="arc" draw:start-angle="84.46" draw:end-angle="278.41">
            <text:p/>
          </draw:ellipse>
          <draw:line draw:style-name="gr4" draw:text-style-name="P3" draw:layer="layout" svg:x1="19.803cm" svg:y1="4.003cm" svg:x2="19.482cm" svg:y2="4.003cm">
            <text:p/>
          </draw:line>
        </draw:g>
        <draw:g>
          <draw:ellipse draw:style-name="gr5" draw:text-style-name="P1" draw:layer="layout" svg:width="0.389cm" svg:height="0.329cm" svg:x="19.825cm" svg:y="4.43cm" draw:kind="arc" draw:start-angle="84.46" draw:end-angle="278.41">
            <text:p/>
          </draw:ellipse>
          <draw:line draw:style-name="gr4" draw:text-style-name="P3" draw:layer="layout" svg:x1="19.803cm" svg:y1="4.597cm" svg:x2="19.482cm" svg:y2="4.597cm">
            <text:p/>
          </draw:line>
        </draw:g>
        <draw:g>
          <draw:ellipse draw:style-name="gr5" draw:text-style-name="P1" draw:layer="layout" svg:width="0.389cm" svg:height="0.329cm" svg:x="19.825cm" svg:y="5.023cm" draw:kind="arc" draw:start-angle="84.46" draw:end-angle="278.41">
            <text:p/>
          </draw:ellipse>
          <draw:line draw:style-name="gr4" draw:text-style-name="P3" draw:layer="layout" svg:x1="19.803cm" svg:y1="5.19cm" svg:x2="19.482cm" svg:y2="5.19cm">
            <text:p/>
          </draw:line>
        </draw:g>
        <draw:g>
          <draw:ellipse draw:style-name="gr5" draw:text-style-name="P1" draw:layer="layout" svg:width="0.389cm" svg:height="0.329cm" svg:x="19.825cm" svg:y="5.617cm" draw:kind="arc" draw:start-angle="84.46" draw:end-angle="278.41">
            <text:p/>
          </draw:ellipse>
          <draw:line draw:style-name="gr4" draw:text-style-name="P3" draw:layer="layout" svg:x1="19.803cm" svg:y1="5.784cm" svg:x2="19.482cm" svg:y2="5.784cm">
            <text:p/>
          </draw:line>
        </draw:g>
        <draw:g>
          <draw:ellipse draw:style-name="gr5" draw:text-style-name="P1" draw:layer="layout" svg:width="0.389cm" svg:height="0.329cm" svg:x="19.825cm" svg:y="6.21cm" draw:kind="arc" draw:start-angle="84.46" draw:end-angle="278.41">
            <text:p/>
          </draw:ellipse>
          <draw:line draw:style-name="gr4" draw:text-style-name="P3" draw:layer="layout" svg:x1="19.803cm" svg:y1="6.377cm" svg:x2="19.482cm" svg:y2="6.377cm">
            <text:p/>
          </draw:line>
        </draw:g>
        <draw:g>
          <draw:ellipse draw:style-name="gr5" draw:text-style-name="P1" draw:layer="layout" svg:width="0.389cm" svg:height="0.329cm" svg:x="19.825cm" svg:y="6.704cm" draw:kind="arc" draw:start-angle="84.46" draw:end-angle="278.41">
            <text:p/>
          </draw:ellipse>
          <draw:line draw:style-name="gr4" draw:text-style-name="P3" draw:layer="layout" svg:x1="19.803cm" svg:y1="6.871cm" svg:x2="19.482cm" svg:y2="6.871cm">
            <text:p/>
          </draw:line>
        </draw:g>
        <draw:g>
          <draw:ellipse draw:style-name="gr5" draw:text-style-name="P1" draw:layer="layout" svg:width="0.389cm" svg:height="0.329cm" svg:x="19.825cm" svg:y="7.296cm" draw:kind="arc" draw:start-angle="84.46" draw:end-angle="278.41">
            <text:p/>
          </draw:ellipse>
          <draw:line draw:style-name="gr4" draw:text-style-name="P3" draw:layer="layout" svg:x1="19.803cm" svg:y1="7.463cm" svg:x2="19.482cm" svg:y2="7.463cm">
            <text:p/>
          </draw:line>
        </draw:g>
        <draw:g>
          <draw:ellipse draw:style-name="gr5" draw:text-style-name="P1" draw:layer="layout" svg:width="0.389cm" svg:height="0.329cm" svg:x="19.815cm" svg:y="7.839cm" draw:kind="arc" draw:start-angle="84.46" draw:end-angle="278.41">
            <text:p/>
          </draw:ellipse>
          <draw:line draw:style-name="gr4" draw:text-style-name="P3" draw:layer="layout" svg:x1="19.793cm" svg:y1="8.006cm" svg:x2="19.472cm" svg:y2="8.006cm">
            <text:p/>
          </draw:line>
        </draw:g>
        <draw:g>
          <draw:ellipse draw:style-name="gr5" draw:text-style-name="P1" draw:layer="layout" svg:width="0.389cm" svg:height="0.329cm" svg:x="19.825cm" svg:y="8.479cm" draw:kind="arc" draw:start-angle="84.46" draw:end-angle="278.41">
            <text:p/>
          </draw:ellipse>
          <draw:line draw:style-name="gr4" draw:text-style-name="P3" draw:layer="layout" svg:x1="19.803cm" svg:y1="8.646cm" svg:x2="19.482cm" svg:y2="8.646cm">
            <text:p/>
          </draw:line>
        </draw:g>
        <draw:g>
          <draw:custom-shape draw:style-name="gr3" draw:text-style-name="P2" draw:layer="layout" svg:width="0.322cm" svg:height="0.322cm" svg:x="9.612cm" svg:y="2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2.303cm" svg:x2="9.786cm" svg:y2="2.319cm">
            <text:p/>
          </draw:line>
        </draw:g>
        <draw:g>
          <draw:custom-shape draw:style-name="gr3" draw:text-style-name="P2" draw:layer="layout" svg:width="0.322cm" svg:height="0.322cm" svg:x="9.612cm" svg:y="2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2.91cm" svg:x2="9.786cm" svg:y2="2.926cm">
            <text:p/>
          </draw:line>
        </draw:g>
        <draw:g>
          <draw:custom-shape draw:style-name="gr3" draw:text-style-name="P2" draw:layer="layout" svg:width="0.322cm" svg:height="0.322cm" svg:x="9.612cm" svg:y="3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3.418cm" svg:x2="9.786cm" svg:y2="3.434cm">
            <text:p/>
          </draw:line>
        </draw:g>
        <draw:g>
          <draw:custom-shape draw:style-name="gr3" draw:text-style-name="P2" draw:layer="layout" svg:width="0.322cm" svg:height="0.322cm" svg:x="9.612cm" svg:y="3.8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4.025cm" svg:x2="9.786cm" svg:y2="4.041cm">
            <text:p/>
          </draw:line>
        </draw:g>
        <draw:g>
          <draw:custom-shape draw:style-name="gr3" draw:text-style-name="P2" draw:layer="layout" svg:width="0.322cm" svg:height="0.322cm" svg:x="9.612cm" svg:y="4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4.632cm" svg:x2="9.786cm" svg:y2="4.648cm">
            <text:p/>
          </draw:line>
        </draw:g>
        <draw:g>
          <draw:custom-shape draw:style-name="gr3" draw:text-style-name="P2" draw:layer="layout" svg:width="0.322cm" svg:height="0.322cm" svg:x="9.612cm" svg:y="5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5.239cm" svg:x2="9.786cm" svg:y2="5.255cm">
            <text:p/>
          </draw:line>
        </draw:g>
        <draw:g>
          <draw:custom-shape draw:style-name="gr3" draw:text-style-name="P2" draw:layer="layout" svg:width="0.322cm" svg:height="0.322cm" svg:x="9.612cm" svg:y="5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5.847cm" svg:x2="9.786cm" svg:y2="5.863cm">
            <text:p/>
          </draw:line>
        </draw:g>
        <draw:g>
          <draw:custom-shape draw:style-name="gr3" draw:text-style-name="P2" draw:layer="layout" svg:width="0.322cm" svg:height="0.322cm" svg:x="9.612cm" svg:y="6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6.354cm" svg:x2="9.786cm" svg:y2="6.37cm">
            <text:p/>
          </draw:line>
        </draw:g>
        <draw:g>
          <draw:custom-shape draw:style-name="gr3" draw:text-style-name="P2" draw:layer="layout" svg:width="0.322cm" svg:height="0.322cm" svg:x="9.612cm" svg:y="6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6.861cm" svg:x2="9.786cm" svg:y2="6.877cm">
            <text:p/>
          </draw:line>
        </draw:g>
        <draw:g>
          <draw:custom-shape draw:style-name="gr3" draw:text-style-name="P2" draw:layer="layout" svg:width="0.322cm" svg:height="0.322cm" svg:x="9.612cm" svg:y="7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7.468cm" svg:x2="9.786cm" svg:y2="7.484cm">
            <text:p/>
          </draw:line>
        </draw:g>
        <draw:g>
          <draw:custom-shape draw:style-name="gr3" draw:text-style-name="P2" draw:layer="layout" svg:width="0.322cm" svg:height="0.322cm" svg:x="9.612cm" svg:y="7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8.076cm" svg:x2="9.786cm" svg:y2="8.092cm">
            <text:p/>
          </draw:line>
        </draw:g>
        <draw:g>
          <draw:custom-shape draw:style-name="gr3" draw:text-style-name="P2" draw:layer="layout" svg:width="0.322cm" svg:height="0.322cm" svg:x="9.612cm" svg:y="8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196cm" svg:y1="8.68cm" svg:x2="9.786cm" svg:y2="8.696cm">
            <text:p/>
          </draw:line>
        </draw:g>
        <draw:g>
          <draw:ellipse draw:style-name="gr5" draw:text-style-name="P1" draw:layer="layout" svg:width="0.389cm" svg:height="0.329cm" svg:x="9.428cm" svg:y="2.154cm" draw:kind="arc" draw:start-angle="84.46" draw:end-angle="278.41">
            <text:p/>
          </draw:ellipse>
          <draw:line draw:style-name="gr4" draw:text-style-name="P3" draw:layer="layout" svg:x1="9.406cm" svg:y1="2.321cm" svg:x2="9.085cm" svg:y2="2.321cm">
            <text:p/>
          </draw:line>
        </draw:g>
        <draw:g>
          <draw:ellipse draw:style-name="gr5" draw:text-style-name="P1" draw:layer="layout" svg:width="0.389cm" svg:height="0.329cm" svg:x="9.428cm" svg:y="3.272cm" draw:kind="arc" draw:start-angle="84.46" draw:end-angle="278.41">
            <text:p/>
          </draw:ellipse>
          <draw:line draw:style-name="gr4" draw:text-style-name="P3" draw:layer="layout" svg:x1="9.406cm" svg:y1="3.441cm" svg:x2="9.085cm" svg:y2="3.441cm">
            <text:p/>
          </draw:line>
        </draw:g>
        <draw:g>
          <draw:ellipse draw:style-name="gr5" draw:text-style-name="P1" draw:layer="layout" svg:width="0.389cm" svg:height="0.331cm" svg:x="9.428cm" svg:y="2.762cm" draw:kind="arc" draw:start-angle="84.46" draw:end-angle="278.41">
            <text:p/>
          </draw:ellipse>
          <draw:line draw:style-name="gr4" draw:text-style-name="P3" draw:layer="layout" svg:x1="9.406cm" svg:y1="2.931cm" svg:x2="9.085cm" svg:y2="2.931cm">
            <text:p/>
          </draw:line>
        </draw:g>
        <draw:g>
          <draw:ellipse draw:style-name="gr5" draw:text-style-name="P1" draw:layer="layout" svg:width="0.389cm" svg:height="0.328cm" svg:x="9.428cm" svg:y="3.883cm" draw:kind="arc" draw:start-angle="84.46" draw:end-angle="278.41">
            <text:p/>
          </draw:ellipse>
          <draw:line draw:style-name="gr4" draw:text-style-name="P3" draw:layer="layout" svg:x1="9.406cm" svg:y1="4.05cm" svg:x2="9.085cm" svg:y2="4.05cm">
            <text:p/>
          </draw:line>
        </draw:g>
        <draw:g>
          <draw:ellipse draw:style-name="gr5" draw:text-style-name="P1" draw:layer="layout" svg:width="0.389cm" svg:height="0.329cm" svg:x="9.428cm" svg:y="4.493cm" draw:kind="arc" draw:start-angle="84.46" draw:end-angle="278.41">
            <text:p/>
          </draw:ellipse>
          <draw:line draw:style-name="gr4" draw:text-style-name="P3" draw:layer="layout" svg:x1="9.406cm" svg:y1="4.66cm" svg:x2="9.085cm" svg:y2="4.66cm">
            <text:p/>
          </draw:line>
        </draw:g>
        <draw:g>
          <draw:ellipse draw:style-name="gr5" draw:text-style-name="P1" draw:layer="layout" svg:width="0.389cm" svg:height="0.331cm" svg:x="9.428cm" svg:y="5.101cm" draw:kind="arc" draw:start-angle="84.46" draw:end-angle="278.41">
            <text:p/>
          </draw:ellipse>
          <draw:line draw:style-name="gr4" draw:text-style-name="P3" draw:layer="layout" svg:x1="9.406cm" svg:y1="5.27cm" svg:x2="9.085cm" svg:y2="5.27cm">
            <text:p/>
          </draw:line>
        </draw:g>
        <draw:g>
          <draw:ellipse draw:style-name="gr5" draw:text-style-name="P1" draw:layer="layout" svg:width="0.389cm" svg:height="0.329cm" svg:x="9.428cm" svg:y="5.711cm" draw:kind="arc" draw:start-angle="84.46" draw:end-angle="278.41">
            <text:p/>
          </draw:ellipse>
          <draw:line draw:style-name="gr4" draw:text-style-name="P3" draw:layer="layout" svg:x1="9.406cm" svg:y1="5.88cm" svg:x2="9.085cm" svg:y2="5.88cm">
            <text:p/>
          </draw:line>
        </draw:g>
        <draw:g>
          <draw:ellipse draw:style-name="gr5" draw:text-style-name="P1" draw:layer="layout" svg:width="0.389cm" svg:height="0.328cm" svg:x="9.428cm" svg:y="6.222cm" draw:kind="arc" draw:start-angle="84.46" draw:end-angle="278.41">
            <text:p/>
          </draw:ellipse>
          <draw:line draw:style-name="gr4" draw:text-style-name="P3" draw:layer="layout" svg:x1="9.406cm" svg:y1="6.39cm" svg:x2="9.085cm" svg:y2="6.39cm">
            <text:p/>
          </draw:line>
        </draw:g>
        <draw:g>
          <draw:ellipse draw:style-name="gr5" draw:text-style-name="P1" draw:layer="layout" svg:width="0.389cm" svg:height="0.329cm" svg:x="9.428cm" svg:y="6.732cm" draw:kind="arc" draw:start-angle="84.46" draw:end-angle="278.41">
            <text:p/>
          </draw:ellipse>
          <draw:line draw:style-name="gr4" draw:text-style-name="P3" draw:layer="layout" svg:x1="9.406cm" svg:y1="6.9cm" svg:x2="9.085cm" svg:y2="6.9cm">
            <text:p/>
          </draw:line>
        </draw:g>
        <draw:g>
          <draw:ellipse draw:style-name="gr5" draw:text-style-name="P1" draw:layer="layout" svg:width="0.389cm" svg:height="0.331cm" svg:x="9.428cm" svg:y="7.34cm" draw:kind="arc" draw:start-angle="84.46" draw:end-angle="278.41">
            <text:p/>
          </draw:ellipse>
          <draw:line draw:style-name="gr4" draw:text-style-name="P3" draw:layer="layout" svg:x1="9.406cm" svg:y1="7.509cm" svg:x2="9.085cm" svg:y2="7.509cm">
            <text:p/>
          </draw:line>
        </draw:g>
        <draw:g>
          <draw:ellipse draw:style-name="gr5" draw:text-style-name="P1" draw:layer="layout" svg:width="0.389cm" svg:height="0.329cm" svg:x="9.428cm" svg:y="7.95cm" draw:kind="arc" draw:start-angle="84.46" draw:end-angle="278.41">
            <text:p/>
          </draw:ellipse>
          <draw:line draw:style-name="gr4" draw:text-style-name="P3" draw:layer="layout" svg:x1="9.406cm" svg:y1="8.119cm" svg:x2="9.085cm" svg:y2="8.119cm">
            <text:p/>
          </draw:line>
        </draw:g>
        <draw:g>
          <draw:ellipse draw:style-name="gr5" draw:text-style-name="P1" draw:layer="layout" svg:width="0.389cm" svg:height="0.328cm" svg:x="9.428cm" svg:y="8.561cm" draw:kind="arc" draw:start-angle="84.46" draw:end-angle="278.41">
            <text:p/>
          </draw:ellipse>
          <draw:line draw:style-name="gr4" draw:text-style-name="P3" draw:layer="layout" svg:x1="9.406cm" svg:y1="8.729cm" svg:x2="9.085cm" svg:y2="8.729cm">
            <text:p/>
          </draw:line>
        </draw:g>
        <draw:custom-shape draw:style-name="gr7" draw:text-style-name="P7" draw:layer="layout" svg:width="6.934cm" svg:height="31.914cm" svg:x="2.293cm" svg:y="1.751cm">
          <text:p text:style-name="P6"><text:span text:style-name="T1">SumpPiBox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99cm" svg:height="4.976cm" draw:transform="skewX (-0.0010471975511966) translate (20.798cm 9.869cm)">
          <text:p text:style-name="P4"><text:span text:style-name="T1">Waterwheel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0.322cm" svg:height="0.322cm" svg:x="20.613cm" svg:y="16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197cm" svg:y1="17.077cm" svg:x2="20.787cm" svg:y2="17.093cm">
            <text:p/>
          </draw:line>
        </draw:g>
        <draw:g>
          <draw:custom-shape draw:style-name="gr3" draw:text-style-name="P2" draw:layer="layout" svg:width="0.322cm" svg:height="0.322cm" svg:x="20.613cm" svg:y="17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197cm" svg:y1="17.687cm" svg:x2="20.787cm" svg:y2="17.703cm">
            <text:p/>
          </draw:line>
        </draw:g>
        <draw:g>
          <draw:custom-shape draw:style-name="gr3" draw:text-style-name="P2" draw:layer="layout" svg:width="0.322cm" svg:height="0.322cm" svg:x="20.613cm" svg:y="18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197cm" svg:y1="18.296cm" svg:x2="20.787cm" svg:y2="18.312cm">
            <text:p/>
          </draw:line>
        </draw:g>
        <draw:g>
          <draw:custom-shape draw:style-name="gr3" draw:text-style-name="P2" draw:layer="layout" svg:width="0.322cm" svg:height="0.322cm" svg:x="20.613cm" svg:y="18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197cm" svg:y1="19.006cm" svg:x2="20.787cm" svg:y2="19.022cm">
            <text:p/>
          </draw:line>
        </draw:g>
        <draw:g>
          <draw:ellipse draw:style-name="gr5" draw:text-style-name="P1" draw:layer="layout" svg:width="0.389cm" svg:height="0.329cm" svg:x="20.227cm" svg:y="16.927cm" draw:kind="arc" draw:start-angle="84.46" draw:end-angle="278.41">
            <text:p/>
          </draw:ellipse>
          <draw:line draw:style-name="gr4" draw:text-style-name="P3" draw:layer="layout" svg:x1="20.205cm" svg:y1="17.094cm" svg:x2="19.884cm" svg:y2="17.094cm">
            <text:p/>
          </draw:line>
        </draw:g>
        <draw:g>
          <draw:ellipse draw:style-name="gr5" draw:text-style-name="P1" draw:layer="layout" svg:width="0.389cm" svg:height="0.329cm" svg:x="20.227cm" svg:y="18.146cm" draw:kind="arc" draw:start-angle="84.46" draw:end-angle="278.41">
            <text:p/>
          </draw:ellipse>
          <draw:line draw:style-name="gr4" draw:text-style-name="P3" draw:layer="layout" svg:x1="20.205cm" svg:y1="18.313cm" svg:x2="19.884cm" svg:y2="18.313cm">
            <text:p/>
          </draw:line>
        </draw:g>
        <draw:g>
          <draw:ellipse draw:style-name="gr5" draw:text-style-name="P1" draw:layer="layout" svg:width="0.389cm" svg:height="0.329cm" svg:x="20.227cm" svg:y="17.537cm" draw:kind="arc" draw:start-angle="84.46" draw:end-angle="278.41">
            <text:p/>
          </draw:ellipse>
          <draw:line draw:style-name="gr4" draw:text-style-name="P3" draw:layer="layout" svg:x1="20.205cm" svg:y1="17.704cm" svg:x2="19.884cm" svg:y2="17.704cm">
            <text:p/>
          </draw:line>
        </draw:g>
        <draw:g>
          <draw:ellipse draw:style-name="gr5" draw:text-style-name="P1" draw:layer="layout" svg:width="0.389cm" svg:height="0.329cm" svg:x="20.227cm" svg:y="18.856cm" draw:kind="arc" draw:start-angle="84.46" draw:end-angle="278.41">
            <text:p/>
          </draw:ellipse>
          <draw:line draw:style-name="gr4" draw:text-style-name="P3" draw:layer="layout" svg:x1="20.205cm" svg:y1="19.023cm" svg:x2="19.884cm" svg:y2="19.023cm">
            <text:p/>
          </draw:line>
        </draw:g>
        <draw:custom-shape draw:style-name="gr9" draw:text-style-name="P5" draw:layer="layout" svg:width="6.77cm" svg:height="3.08cm" draw:transform="skewX (-0.0010471975511966) translate (21.033cm 16.557cm)">
          <text:p text:style-name="P4"><text:span text:style-name="T1">SSR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0.322cm" svg:height="0.322cm" svg:x="20.656cm" svg:y="21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24cm" svg:y1="21.363cm" svg:x2="20.83cm" svg:y2="21.379cm">
            <text:p/>
          </draw:line>
        </draw:g>
        <draw:g>
          <draw:custom-shape draw:style-name="gr3" draw:text-style-name="P2" draw:layer="layout" svg:width="0.322cm" svg:height="0.322cm" svg:x="20.656cm" svg:y="2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24cm" svg:y1="22.054cm" svg:x2="20.83cm" svg:y2="22.07cm">
            <text:p/>
          </draw:line>
        </draw:g>
        <draw:g>
          <draw:custom-shape draw:style-name="gr3" draw:text-style-name="P2" draw:layer="layout" svg:width="0.322cm" svg:height="0.322cm" svg:x="20.656cm" svg:y="22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24cm" svg:y1="22.645cm" svg:x2="20.83cm" svg:y2="22.661cm">
            <text:p/>
          </draw:line>
        </draw:g>
        <draw:g>
          <draw:ellipse draw:style-name="gr5" draw:text-style-name="P1" draw:layer="layout" svg:width="0.389cm" svg:height="0.329cm" svg:x="20.269cm" svg:y="21.254cm" draw:kind="arc" draw:start-angle="84.46" draw:end-angle="278.41">
            <text:p/>
          </draw:ellipse>
          <draw:line draw:style-name="gr4" draw:text-style-name="P3" draw:layer="layout" svg:x1="20.247cm" svg:y1="21.421cm" svg:x2="19.926cm" svg:y2="21.421cm">
            <text:p/>
          </draw:line>
        </draw:g>
        <draw:g>
          <draw:ellipse draw:style-name="gr5" draw:text-style-name="P1" draw:layer="layout" svg:width="0.389cm" svg:height="0.329cm" svg:x="20.269cm" svg:y="22.533cm" draw:kind="arc" draw:start-angle="84.46" draw:end-angle="278.41">
            <text:p/>
          </draw:ellipse>
          <draw:line draw:style-name="gr4" draw:text-style-name="P3" draw:layer="layout" svg:x1="20.247cm" svg:y1="22.7cm" svg:x2="19.926cm" svg:y2="22.7cm">
            <text:p/>
          </draw:line>
        </draw:g>
        <draw:g>
          <draw:ellipse draw:style-name="gr5" draw:text-style-name="P1" draw:layer="layout" svg:width="0.389cm" svg:height="0.329cm" svg:x="20.269cm" svg:y="21.945cm" draw:kind="arc" draw:start-angle="84.46" draw:end-angle="278.41">
            <text:p/>
          </draw:ellipse>
          <draw:line draw:style-name="gr4" draw:text-style-name="P3" draw:layer="layout" svg:x1="20.247cm" svg:y1="22.112cm" svg:x2="19.926cm" svg:y2="22.112cm">
            <text:p/>
          </draw:line>
        </draw:g>
        <draw:custom-shape draw:style-name="gr10" draw:text-style-name="P9" draw:layer="layout" svg:width="6.727cm" svg:height="3.08cm" draw:transform="skewX (-0.0010471975511966) translate (21.076cm 20.541cm)">
          <text:p text:style-name="P8"><text:span text:style-name="T1">Circulation</text:span></text:p>
          <text:p text:style-name="P8"><text:span text:style-name="T1">Pump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322cm" svg:height="1.86cm" svg:x="13.207cm" svg:y="28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3.912cm" svg:y1="29.151cm" svg:x2="13.273cm" svg:y2="29.167cm">
          <text:p/>
        </draw:line>
        <draw:g>
          <draw:ellipse draw:style-name="gr5" draw:text-style-name="P1" draw:layer="layout" svg:width="0.389cm" svg:height="2.505cm" svg:x="12.892cm" svg:y="27.907cm" draw:kind="arc" draw:start-angle="84.46" draw:end-angle="278.41">
            <text:p/>
          </draw:ellipse>
          <draw:line draw:style-name="gr4" draw:text-style-name="P3" draw:layer="layout" svg:x1="12.87cm" svg:y1="29.193cm" svg:x2="12.549cm" svg:y2="29.193cm">
            <text:p/>
          </draw:line>
        </draw:g>
        <draw:line draw:style-name="gr12" draw:text-style-name="P13" draw:layer="layout" svg:x1="13.759cm" svg:y1="29.16cm" svg:x2="26.821cm" svg:y2="29.147cm">
          <text:p text:style-name="P12"><text:span text:style-name="T2">Ethernet</text:span></text:p>
        </draw:line>
        <draw:g>
          <draw:custom-shape draw:style-name="gr3" draw:text-style-name="P2" draw:layer="layout" svg:width="0.322cm" svg:height="0.322cm" svg:x="20.629cm" svg:y="24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213cm" svg:y1="25.145cm" svg:x2="20.803cm" svg:y2="25.161cm">
            <text:p/>
          </draw:line>
        </draw:g>
        <draw:g>
          <draw:custom-shape draw:style-name="gr3" draw:text-style-name="P2" draw:layer="layout" svg:width="0.322cm" svg:height="0.322cm" svg:x="20.629cm" svg:y="2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213cm" svg:y1="25.652cm" svg:x2="20.803cm" svg:y2="25.668cm">
            <text:p/>
          </draw:line>
        </draw:g>
        <draw:g>
          <draw:custom-shape draw:style-name="gr3" draw:text-style-name="P2" draw:layer="layout" svg:width="0.322cm" svg:height="0.322cm" svg:x="20.629cm" svg:y="26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213cm" svg:y1="26.16cm" svg:x2="20.803cm" svg:y2="26.176cm">
            <text:p/>
          </draw:line>
        </draw:g>
        <draw:g>
          <draw:custom-shape draw:style-name="gr3" draw:text-style-name="P2" draw:layer="layout" svg:width="0.322cm" svg:height="0.322cm" svg:x="20.629cm" svg:y="2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213cm" svg:y1="26.667cm" svg:x2="20.803cm" svg:y2="26.683cm">
            <text:p/>
          </draw:line>
        </draw:g>
        <draw:g>
          <draw:custom-shape draw:style-name="gr3" draw:text-style-name="P2" draw:layer="layout" svg:width="0.322cm" svg:height="0.322cm" svg:x="20.629cm" svg:y="2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213cm" svg:y1="27.174cm" svg:x2="20.803cm" svg:y2="27.19cm">
            <text:p/>
          </draw:line>
        </draw:g>
        <draw:g>
          <draw:ellipse draw:style-name="gr5" draw:text-style-name="P1" draw:layer="layout" svg:width="0.389cm" svg:height="0.329cm" svg:x="20.243cm" svg:y="24.996cm" draw:kind="arc" draw:start-angle="84.46" draw:end-angle="278.41">
            <text:p/>
          </draw:ellipse>
          <draw:line draw:style-name="gr4" draw:text-style-name="P3" draw:layer="layout" svg:x1="20.221cm" svg:y1="25.163cm" svg:x2="19.9cm" svg:y2="25.163cm">
            <text:p/>
          </draw:line>
        </draw:g>
        <draw:g>
          <draw:ellipse draw:style-name="gr5" draw:text-style-name="P1" draw:layer="layout" svg:width="0.389cm" svg:height="0.329cm" svg:x="20.243cm" svg:y="26.017cm" draw:kind="arc" draw:start-angle="84.46" draw:end-angle="278.41">
            <text:p/>
          </draw:ellipse>
          <draw:line draw:style-name="gr4" draw:text-style-name="P3" draw:layer="layout" svg:x1="20.221cm" svg:y1="26.184cm" svg:x2="19.9cm" svg:y2="26.184cm">
            <text:p/>
          </draw:line>
        </draw:g>
        <draw:g>
          <draw:ellipse draw:style-name="gr5" draw:text-style-name="P1" draw:layer="layout" svg:width="0.389cm" svg:height="0.329cm" svg:x="20.243cm" svg:y="25.507cm" draw:kind="arc" draw:start-angle="84.46" draw:end-angle="278.41">
            <text:p/>
          </draw:ellipse>
          <draw:line draw:style-name="gr4" draw:text-style-name="P3" draw:layer="layout" svg:x1="20.221cm" svg:y1="25.674cm" svg:x2="19.9cm" svg:y2="25.674cm">
            <text:p/>
          </draw:line>
        </draw:g>
        <draw:g>
          <draw:ellipse draw:style-name="gr5" draw:text-style-name="P1" draw:layer="layout" svg:width="0.389cm" svg:height="0.329cm" svg:x="20.243cm" svg:y="26.525cm" draw:kind="arc" draw:start-angle="84.46" draw:end-angle="278.41">
            <text:p/>
          </draw:ellipse>
          <draw:line draw:style-name="gr4" draw:text-style-name="P3" draw:layer="layout" svg:x1="20.221cm" svg:y1="26.692cm" svg:x2="19.9cm" svg:y2="26.692cm">
            <text:p/>
          </draw:line>
        </draw:g>
        <draw:g>
          <draw:ellipse draw:style-name="gr5" draw:text-style-name="P1" draw:layer="layout" svg:width="0.389cm" svg:height="0.329cm" svg:x="20.243cm" svg:y="27.035cm" draw:kind="arc" draw:start-angle="84.46" draw:end-angle="278.41">
            <text:p/>
          </draw:ellipse>
          <draw:line draw:style-name="gr4" draw:text-style-name="P3" draw:layer="layout" svg:x1="20.221cm" svg:y1="27.202cm" svg:x2="19.9cm" svg:y2="27.202cm">
            <text:p/>
          </draw:line>
        </draw:g>
        <draw:custom-shape draw:style-name="gr13" draw:text-style-name="P5" draw:layer="layout" svg:width="6.754cm" svg:height="3.08cm" draw:transform="skewX (-0.0010471975511966) translate (21.049cm 24.625cm)">
          <text:p text:style-name="P4"><text:span text:style-name="T1">Return</text:span></text:p>
          <text:p text:style-name="P4"><text:span text:style-name="T1">Solenoids</text:span></text:p>
          <text:p text:style-name="P4"><text:span text:style-name="T1">(not designed in yet)</text:span></text:p>
          <draw:enhanced-geometry svg:viewBox="0 0 21600 21600" draw:type="rectangle" draw:enhanced-path="M 0 0 L 21600 0 21600 21600 0 21600 0 0 Z N"/>
        </draw:custom-shape>
        <draw:line draw:style-name="gr14" draw:text-style-name="P14" draw:layer="layout" svg:x1="7.9cm" svg:y1="31.625cm" svg:x2="24.739cm" svg:y2="31.638cm">
          <text:p text:style-name="P1"><text:span text:style-name="T2">Mains</text:span></text:p>
        </draw:line>
        <draw:frame draw:style-name="gr15" draw:text-style-name="P15" draw:layer="layout" svg:width="5.311cm" svg:height="0.721cm" svg:x="20.636cm" svg:y="8.263cm">
          <draw:text-box>
            <text:p><text:span text:style-name="T3">12 - 0mm Orange/White</text:span></text:p>
          </draw:text-box>
        </draw:frame>
        <draw:frame draw:style-name="gr15" draw:text-style-name="P15" draw:layer="layout" svg:width="5.311cm" svg:height="0.721cm" svg:x="20.612cm" svg:y="7.658cm">
          <draw:text-box>
            <text:p><text:span text:style-name="T3">11 - 100mm Orange</text:span></text:p>
          </draw:text-box>
        </draw:frame>
        <draw:frame draw:style-name="gr15" draw:text-style-name="P15" draw:layer="layout" svg:width="5.311cm" svg:height="0.721cm" svg:x="20.582cm" svg:y="7.115cm">
          <draw:text-box>
            <text:p><text:span text:style-name="T3">10 - 200mm Green/White</text:span></text:p>
          </draw:text-box>
        </draw:frame>
        <draw:frame draw:style-name="gr15" draw:text-style-name="P15" draw:layer="layout" svg:width="5.311cm" svg:height="0.721cm" svg:x="20.579cm" svg:y="6.523cm">
          <draw:text-box>
            <text:p><text:span text:style-name="T3">9 - 300mm Green</text:span></text:p>
          </draw:text-box>
        </draw:frame>
        <draw:frame draw:style-name="gr15" draw:text-style-name="P15" draw:layer="layout" svg:width="5.311cm" svg:height="0.721cm" svg:x="20.585cm" svg:y="5.931cm">
          <draw:text-box>
            <text:p><text:span text:style-name="T3">8 - 400mm Blue/White</text:span></text:p>
          </draw:text-box>
        </draw:frame>
        <draw:frame draw:style-name="gr15" draw:text-style-name="P15" draw:layer="layout" svg:width="5.311cm" svg:height="0.721cm" svg:x="20.561cm" svg:y="5.365cm">
          <draw:text-box>
            <text:p><text:span text:style-name="T3">7 - 500mm Blue</text:span></text:p>
          </draw:text-box>
        </draw:frame>
        <draw:frame draw:style-name="gr15" draw:text-style-name="P15" draw:layer="layout" svg:width="5.311cm" svg:height="0.721cm" svg:x="20.549cm" svg:y="4.77cm">
          <draw:text-box>
            <text:p><text:span text:style-name="T3">6 - 600mm Brown/White</text:span></text:p>
          </draw:text-box>
        </draw:frame>
        <draw:frame draw:style-name="gr15" draw:text-style-name="P15" draw:layer="layout" svg:width="5.311cm" svg:height="0.721cm" svg:x="20.526cm" svg:y="4.205cm">
          <draw:text-box>
            <text:p><text:span text:style-name="T3">5 - 700mm Brown</text:span></text:p>
          </draw:text-box>
        </draw:frame>
        <draw:frame draw:style-name="gr15" draw:text-style-name="P15" draw:layer="layout" svg:width="5.311cm" svg:height="0.721cm" svg:x="20.572cm" svg:y="3.626cm">
          <draw:text-box>
            <text:p><text:span text:style-name="T3">4 - 800mm Blue/White</text:span></text:p>
          </draw:text-box>
        </draw:frame>
        <draw:frame draw:style-name="gr15" draw:text-style-name="P15" draw:layer="layout" svg:width="5.311cm" svg:height="0.721cm" svg:x="20.559cm" svg:y="3.063cm">
          <draw:text-box>
            <text:p><text:span text:style-name="T3">3 - 900mm Blue</text:span></text:p>
          </draw:text-box>
        </draw:frame>
        <draw:frame draw:style-name="gr15" draw:text-style-name="P15" draw:layer="layout" svg:width="5.311cm" svg:height="0.721cm" svg:x="20.572cm" svg:y="2.451cm">
          <draw:text-box>
            <text:p><text:span text:style-name="T3">2 - Gnd Black</text:span></text:p>
          </draw:text-box>
        </draw:frame>
        <draw:frame draw:style-name="gr15" draw:text-style-name="P15" draw:layer="layout" svg:width="5.311cm" svg:height="0.721cm" svg:x="20.566cm" svg:y="1.863cm">
          <draw:text-box>
            <text:p><text:span text:style-name="T3">1 – Vcc (19V) Red</text:span></text:p>
          </draw:text-box>
        </draw:frame>
        <draw:line draw:style-name="gr16" draw:text-style-name="P16" draw:layer="layout" svg:x1="17cm" svg:y1="2.217cm" svg:x2="19.54cm" svg:y2="2.217cm">
          <text:p text:style-name="P1"><text:span text:style-name="T4">Red</text:span></text:p>
        </draw:line>
        <draw:line draw:style-name="gr16" draw:text-style-name="P16" draw:layer="layout" svg:x1="16.994cm" svg:y1="2.82cm" svg:x2="19.534cm" svg:y2="2.82cm">
          <text:p text:style-name="P1"><text:span text:style-name="T4">Black</text:span></text:p>
        </draw:line>
        <draw:line draw:style-name="gr16" draw:text-style-name="P16" draw:layer="layout" svg:x1="17.013cm" svg:y1="3.405cm" svg:x2="19.553cm" svg:y2="3.405cm">
          <text:p text:style-name="P1"><text:span text:style-name="T4">Grey</text:span></text:p>
        </draw:line>
        <draw:line draw:style-name="gr16" draw:text-style-name="P16" draw:layer="layout" svg:x1="17cm" svg:y1="4.004cm" svg:x2="19.54cm" svg:y2="4.004cm">
          <text:p text:style-name="P1"><text:span text:style-name="T4">Orange</text:span></text:p>
        </draw:line>
        <draw:line draw:style-name="gr16" draw:text-style-name="P16" draw:layer="layout" svg:x1="17.02cm" svg:y1="4.592cm" svg:x2="19.56cm" svg:y2="4.592cm">
          <text:p text:style-name="P1"><text:span text:style-name="T4">Brown</text:span></text:p>
        </draw:line>
        <draw:line draw:style-name="gr16" draw:text-style-name="P16" draw:layer="layout" svg:x1="17.044cm" svg:y1="5.188cm" svg:x2="19.584cm" svg:y2="5.188cm">
          <text:p text:style-name="P1"><text:span text:style-name="T4">Turquoise</text:span></text:p>
        </draw:line>
        <draw:line draw:style-name="gr16" draw:text-style-name="P16" draw:layer="layout" svg:x1="17.019cm" svg:y1="5.787cm" svg:x2="19.559cm" svg:y2="5.787cm">
          <text:p text:style-name="P1"><text:span text:style-name="T4">Blue</text:span></text:p>
        </draw:line>
        <draw:line draw:style-name="gr16" draw:text-style-name="P16" draw:layer="layout" svg:x1="17.013cm" svg:y1="6.378cm" svg:x2="19.553cm" svg:y2="6.378cm">
          <text:p text:style-name="P1"><text:span text:style-name="T4">Purple</text:span></text:p>
        </draw:line>
        <draw:line draw:style-name="gr16" draw:text-style-name="P16" draw:layer="layout" svg:x1="17.045cm" svg:y1="6.862cm" svg:x2="19.585cm" svg:y2="6.862cm">
          <text:p text:style-name="P1"><text:span text:style-name="T4">Green</text:span></text:p>
        </draw:line>
        <draw:line draw:style-name="gr16" draw:text-style-name="P16" draw:layer="layout" svg:x1="17.032cm" svg:y1="7.464cm" svg:x2="19.572cm" svg:y2="7.464cm">
          <text:p text:style-name="P1"><text:span text:style-name="T4">Yellow</text:span></text:p>
        </draw:line>
        <draw:line draw:style-name="gr16" draw:text-style-name="P16" draw:layer="layout" svg:x1="16.997cm" svg:y1="8.008cm" svg:x2="19.537cm" svg:y2="8.008cm">
          <text:p text:style-name="P1"><text:span text:style-name="T4">Pink</text:span></text:p>
        </draw:line>
        <draw:line draw:style-name="gr16" draw:text-style-name="P16" draw:layer="layout" svg:x1="16.994cm" svg:y1="8.651cm" svg:x2="19.534cm" svg:y2="8.651cm">
          <text:p text:style-name="P1"><text:span text:style-name="T4">White</text:span></text:p>
        </draw:line>
        <draw:line draw:style-name="gr17" draw:text-style-name="P3" draw:layer="layout" svg:x1="11.647cm" svg:y1="5.268cm" svg:x2="15.756cm" svg:y2="5.247cm">
          <text:p/>
        </draw:line>
        <draw:line draw:style-name="gr4" draw:text-style-name="P3" draw:layer="layout" svg:x1="10.17cm" svg:y1="2.301cm" svg:x2="11.682cm" svg:y2="5.258cm">
          <text:p/>
        </draw:line>
        <draw:line draw:style-name="gr4" draw:text-style-name="P3" draw:layer="layout" svg:x1="10.16cm" svg:y1="2.919cm" svg:x2="11.702cm" svg:y2="5.268cm">
          <text:p/>
        </draw:line>
        <draw:line draw:style-name="gr4" draw:text-style-name="P3" draw:layer="layout" svg:x1="10.17cm" svg:y1="3.397cm" svg:x2="11.693cm" svg:y2="5.267cm">
          <text:p/>
        </draw:line>
        <draw:line draw:style-name="gr4" draw:text-style-name="P3" draw:layer="layout" svg:x1="10.151cm" svg:y1="4.024cm" svg:x2="11.682cm" svg:y2="5.297cm">
          <text:p/>
        </draw:line>
        <draw:line draw:style-name="gr4" draw:text-style-name="P3" draw:layer="layout" svg:x1="10.148cm" svg:y1="4.63cm" svg:x2="11.672cm" svg:y2="5.277cm">
          <text:p/>
        </draw:line>
        <draw:line draw:style-name="gr4" draw:text-style-name="P3" draw:layer="layout" svg:x1="10.18cm" svg:y1="5.24cm" svg:x2="11.672cm" svg:y2="5.258cm">
          <text:p/>
        </draw:line>
        <draw:line draw:style-name="gr4" draw:text-style-name="P3" draw:layer="layout" svg:x1="10.151cm" svg:y1="5.837cm" svg:x2="11.681cm" svg:y2="5.287cm">
          <text:p/>
        </draw:line>
        <draw:line draw:style-name="gr4" draw:text-style-name="P3" draw:layer="layout" svg:x1="10.16cm" svg:y1="6.365cm" svg:x2="11.702cm" svg:y2="5.287cm">
          <text:p/>
        </draw:line>
        <draw:line draw:style-name="gr4" draw:text-style-name="P3" draw:layer="layout" svg:x1="10.17cm" svg:y1="6.873cm" svg:x2="11.671cm" svg:y2="5.318cm">
          <text:p/>
        </draw:line>
        <draw:line draw:style-name="gr4" draw:text-style-name="P3" draw:layer="layout" svg:x1="10.151cm" svg:y1="7.461cm" svg:x2="11.691cm" svg:y2="5.296cm">
          <text:p/>
        </draw:line>
        <draw:line draw:style-name="gr4" draw:text-style-name="P3" draw:layer="layout" svg:x1="10.16cm" svg:y1="8.088cm" svg:x2="11.711cm" svg:y2="5.277cm">
          <text:p/>
        </draw:line>
        <draw:line draw:style-name="gr4" draw:text-style-name="P3" draw:layer="layout" svg:x1="10.19cm" svg:y1="8.706cm" svg:x2="11.733cm" svg:y2="5.267cm">
          <text:p/>
        </draw:line>
        <draw:line draw:style-name="gr4" draw:text-style-name="P3" draw:layer="layout" svg:x1="17.041cm" svg:y1="2.209cm" svg:x2="15.736cm" svg:y2="5.227cm">
          <text:p/>
        </draw:line>
        <draw:line draw:style-name="gr4" draw:text-style-name="P3" draw:layer="layout" svg:x1="17.04cm" svg:y1="2.808cm" svg:x2="15.725cm" svg:y2="5.288cm">
          <text:p/>
        </draw:line>
        <draw:line draw:style-name="gr4" draw:text-style-name="P3" draw:layer="layout" svg:x1="17.052cm" svg:y1="3.396cm" svg:x2="15.717cm" svg:y2="5.268cm">
          <text:p/>
        </draw:line>
        <draw:line draw:style-name="gr4" draw:text-style-name="P3" draw:layer="layout" svg:x1="17.05cm" svg:y1="3.982cm" svg:x2="15.725cm" svg:y2="5.267cm">
          <text:p/>
        </draw:line>
        <draw:line draw:style-name="gr4" draw:text-style-name="P3" draw:layer="layout" svg:x1="17.06cm" svg:y1="4.58cm" svg:x2="15.725cm" svg:y2="5.267cm">
          <text:p/>
        </draw:line>
        <draw:line draw:style-name="gr4" draw:text-style-name="P3" draw:layer="layout" svg:x1="17.09cm" svg:y1="5.198cm" svg:x2="15.725cm" svg:y2="5.257cm">
          <text:p/>
        </draw:line>
        <draw:line draw:style-name="gr4" draw:text-style-name="P3" draw:layer="layout" svg:x1="17.051cm" svg:y1="5.785cm" svg:x2="15.696cm" svg:y2="5.237cm">
          <text:p/>
        </draw:line>
        <draw:line draw:style-name="gr4" draw:text-style-name="P3" draw:layer="layout" svg:x1="17.072cm" svg:y1="6.363cm" svg:x2="15.717cm" svg:y2="5.227cm">
          <text:p/>
        </draw:line>
        <draw:line draw:style-name="gr4" draw:text-style-name="P3" draw:layer="layout" svg:x1="17.091cm" svg:y1="6.861cm" svg:x2="15.736cm" svg:y2="5.227cm">
          <text:p/>
        </draw:line>
        <draw:line draw:style-name="gr4" draw:text-style-name="P3" draw:layer="layout" svg:x1="17.051cm" svg:y1="7.459cm" svg:x2="15.746cm" svg:y2="5.237cm">
          <text:p/>
        </draw:line>
        <draw:line draw:style-name="gr4" draw:text-style-name="P3" draw:layer="layout" svg:x1="17.021cm" svg:y1="8.007cm" svg:x2="15.696cm" svg:y2="5.218cm">
          <text:p/>
        </draw:line>
        <draw:line draw:style-name="gr4" draw:text-style-name="P3" draw:layer="layout" svg:x1="17.031cm" svg:y1="8.654cm" svg:x2="15.706cm" svg:y2="5.267cm">
          <text:p/>
        </draw:line>
        <draw:frame draw:style-name="gr18" draw:text-style-name="P15" draw:layer="layout" svg:width="0.927cm" svg:height="1.041cm" svg:x="8.454cm" svg:y="2.698cm">
          <draw:text-box>
            <text:p><text:span text:style-name="T3">2</text:span></text:p>
          </draw:text-box>
        </draw:frame>
        <draw:frame draw:style-name="gr18" draw:text-style-name="P15" draw:layer="layout" svg:width="0.927cm" svg:height="1.041cm" svg:x="8.454cm" svg:y="3.196cm">
          <draw:text-box>
            <text:p><text:span text:style-name="T3">3</text:span></text:p>
          </draw:text-box>
        </draw:frame>
        <draw:frame draw:style-name="gr18" draw:text-style-name="P15" draw:layer="layout" svg:width="0.927cm" svg:height="1.041cm" svg:x="8.454cm" svg:y="1.93cm">
          <draw:text-box>
            <text:p><text:span text:style-name="T3">1</text:span></text:p>
          </draw:text-box>
        </draw:frame>
        <draw:frame draw:style-name="gr18" draw:text-style-name="P15" draw:layer="layout" svg:width="0.927cm" svg:height="1.041cm" svg:x="8.454cm" svg:y="3.714cm">
          <draw:text-box>
            <text:p><text:span text:style-name="T3">4</text:span></text:p>
          </draw:text-box>
        </draw:frame>
        <draw:frame draw:style-name="gr18" draw:text-style-name="P15" draw:layer="layout" svg:width="0.927cm" svg:height="1.041cm" svg:x="8.454cm" svg:y="4.343cm">
          <draw:text-box>
            <text:p><text:span text:style-name="T3">5</text:span></text:p>
          </draw:text-box>
        </draw:frame>
        <draw:frame draw:style-name="gr18" draw:text-style-name="P15" draw:layer="layout" svg:width="0.927cm" svg:height="1.041cm" svg:x="8.454cm" svg:y="4.942cm">
          <draw:text-box>
            <text:p><text:span text:style-name="T3">6</text:span></text:p>
          </draw:text-box>
        </draw:frame>
        <draw:frame draw:style-name="gr18" draw:text-style-name="P15" draw:layer="layout" svg:width="0.927cm" svg:height="1.041cm" svg:x="8.454cm" svg:y="5.561cm">
          <draw:text-box>
            <text:p><text:span text:style-name="T3">7</text:span></text:p>
          </draw:text-box>
        </draw:frame>
        <draw:frame draw:style-name="gr15" draw:text-style-name="P15" draw:layer="layout" svg:width="0.927cm" svg:height="0.721cm" svg:x="8.454cm" svg:y="6.589cm">
          <draw:text-box>
            <text:p><text:span text:style-name="T3">9</text:span></text:p>
          </draw:text-box>
        </draw:frame>
        <draw:frame draw:style-name="gr15" draw:text-style-name="P15" draw:layer="layout" svg:width="1.076cm" svg:height="0.721cm" svg:x="8.354cm" svg:y="7.109cm">
          <draw:text-box>
            <text:p><text:span text:style-name="T3">10</text:span></text:p>
          </draw:text-box>
        </draw:frame>
        <draw:frame draw:style-name="gr15" draw:text-style-name="P15" draw:layer="layout" svg:width="1.187cm" svg:height="0.721cm" svg:x="8.344cm" svg:y="7.717cm">
          <draw:text-box>
            <text:p><text:span text:style-name="T3">11</text:span></text:p>
          </draw:text-box>
        </draw:frame>
        <draw:frame draw:style-name="gr15" draw:text-style-name="P15" draw:layer="layout" svg:width="1.066cm" svg:height="0.721cm" svg:x="8.354cm" svg:y="8.346cm">
          <draw:text-box>
            <text:p><text:span text:style-name="T3">12</text:span></text:p>
          </draw:text-box>
        </draw:frame>
        <draw:frame draw:style-name="gr18" draw:text-style-name="P15" draw:layer="layout" svg:width="0.927cm" svg:height="1.041cm" svg:x="8.445cm" svg:y="6.03cm">
          <draw:text-box>
            <text:p><text:span text:style-name="T3">8</text:span></text:p>
          </draw:text-box>
        </draw:frame>
        <draw:frame draw:style-name="gr18" draw:text-style-name="P15" draw:layer="layout" svg:width="5.311cm" svg:height="1.041cm" svg:x="21.324cm" svg:y="21.051cm">
          <draw:text-box>
            <text:p><text:span text:style-name="T3">1 – 5V PWM</text:span></text:p>
          </draw:text-box>
        </draw:frame>
        <draw:frame draw:style-name="gr18" draw:text-style-name="P15" draw:layer="layout" svg:width="5.311cm" svg:height="1.041cm" svg:x="21.326cm" svg:y="21.683cm">
          <draw:text-box>
            <text:p><text:span text:style-name="T3">2 - Gnd</text:span></text:p>
          </draw:text-box>
        </draw:frame>
        <draw:frame draw:style-name="gr15" draw:text-style-name="P15" draw:layer="layout" svg:width="5.311cm" svg:height="0.721cm" svg:x="21.079cm" svg:y="16.666cm">
          <draw:text-box>
            <text:p><text:span text:style-name="T3">1 - Manual Hi</text:span></text:p>
          </draw:text-box>
        </draw:frame>
        <draw:frame draw:style-name="gr15" draw:text-style-name="P15" draw:layer="layout" svg:width="5.311cm" svg:height="0.721cm" svg:x="21.08cm" svg:y="17.367cm">
          <draw:text-box>
            <text:p><text:span text:style-name="T3">2 - Manual Lo</text:span></text:p>
          </draw:text-box>
        </draw:frame>
        <draw:frame draw:style-name="gr15" draw:text-style-name="P15" draw:layer="layout" svg:width="5.311cm" svg:height="0.721cm" svg:x="21.081cm" svg:y="17.968cm">
          <draw:text-box>
            <text:p><text:span text:style-name="T3">3 - Automatic Hi</text:span></text:p>
          </draw:text-box>
        </draw:frame>
        <draw:frame draw:style-name="gr15" draw:text-style-name="P15" draw:layer="layout" svg:width="5.311cm" svg:height="0.721cm" svg:x="21.082cm" svg:y="18.669cm">
          <draw:text-box>
            <text:p><text:span text:style-name="T3">4 - Automatic Lo</text:span></text:p>
          </draw:text-box>
        </draw:frame>
        <draw:g>
          <draw:custom-shape draw:style-name="gr3" draw:text-style-name="P2" draw:layer="layout" svg:width="0.322cm" svg:height="0.322cm" svg:x="9.731cm" svg:y="1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315cm" svg:y1="16.915cm" svg:x2="9.905cm" svg:y2="16.931cm">
            <text:p/>
          </draw:line>
        </draw:g>
        <draw:g>
          <draw:custom-shape draw:style-name="gr3" draw:text-style-name="P2" draw:layer="layout" svg:width="0.322cm" svg:height="0.322cm" svg:x="9.731cm" svg:y="17.3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315cm" svg:y1="17.525cm" svg:x2="9.905cm" svg:y2="17.541cm">
            <text:p/>
          </draw:line>
        </draw:g>
        <draw:g>
          <draw:custom-shape draw:style-name="gr3" draw:text-style-name="P2" draw:layer="layout" svg:width="0.322cm" svg:height="0.322cm" svg:x="9.731cm" svg:y="17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315cm" svg:y1="18.134cm" svg:x2="9.905cm" svg:y2="18.15cm">
            <text:p/>
          </draw:line>
        </draw:g>
        <draw:g>
          <draw:custom-shape draw:style-name="gr3" draw:text-style-name="P2" draw:layer="layout" svg:width="0.322cm" svg:height="0.322cm" svg:x="9.731cm" svg:y="18.6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315cm" svg:y1="18.844cm" svg:x2="9.905cm" svg:y2="18.86cm">
            <text:p/>
          </draw:line>
        </draw:g>
        <draw:g>
          <draw:ellipse draw:style-name="gr5" draw:text-style-name="P1" draw:layer="layout" svg:width="0.389cm" svg:height="0.329cm" svg:x="9.345cm" svg:y="16.765cm" draw:kind="arc" draw:start-angle="84.46" draw:end-angle="278.41">
            <text:p/>
          </draw:ellipse>
          <draw:line draw:style-name="gr4" draw:text-style-name="P3" draw:layer="layout" svg:x1="9.323cm" svg:y1="16.932cm" svg:x2="9.002cm" svg:y2="16.932cm">
            <text:p/>
          </draw:line>
        </draw:g>
        <draw:g>
          <draw:ellipse draw:style-name="gr5" draw:text-style-name="P1" draw:layer="layout" svg:width="0.389cm" svg:height="0.329cm" svg:x="9.345cm" svg:y="17.984cm" draw:kind="arc" draw:start-angle="84.46" draw:end-angle="278.41">
            <text:p/>
          </draw:ellipse>
          <draw:line draw:style-name="gr4" draw:text-style-name="P3" draw:layer="layout" svg:x1="9.323cm" svg:y1="18.151cm" svg:x2="9.002cm" svg:y2="18.151cm">
            <text:p/>
          </draw:line>
        </draw:g>
        <draw:g>
          <draw:ellipse draw:style-name="gr5" draw:text-style-name="P1" draw:layer="layout" svg:width="0.389cm" svg:height="0.329cm" svg:x="9.345cm" svg:y="17.375cm" draw:kind="arc" draw:start-angle="84.46" draw:end-angle="278.41">
            <text:p/>
          </draw:ellipse>
          <draw:line draw:style-name="gr4" draw:text-style-name="P3" draw:layer="layout" svg:x1="9.323cm" svg:y1="17.542cm" svg:x2="9.002cm" svg:y2="17.542cm">
            <text:p/>
          </draw:line>
        </draw:g>
        <draw:g>
          <draw:ellipse draw:style-name="gr5" draw:text-style-name="P1" draw:layer="layout" svg:width="0.389cm" svg:height="0.329cm" svg:x="9.345cm" svg:y="18.694cm" draw:kind="arc" draw:start-angle="84.46" draw:end-angle="278.41">
            <text:p/>
          </draw:ellipse>
          <draw:line draw:style-name="gr4" draw:text-style-name="P3" draw:layer="layout" svg:x1="9.323cm" svg:y1="18.861cm" svg:x2="9.002cm" svg:y2="18.861cm">
            <text:p/>
          </draw:line>
        </draw:g>
        <draw:line draw:style-name="gr4" draw:text-style-name="P3" draw:layer="layout" svg:x1="12.655cm" svg:y1="29.188cm" svg:x2="8.042cm" svg:y2="29.188cm">
          <text:p/>
        </draw:line>
        <draw:custom-shape draw:style-name="gr19" draw:text-style-name="P17" draw:layer="layout" svg:width="3.348cm" svg:height="1.245cm" svg:x="24.657cm" svg:y="31.169cm">
          <text:p text:style-name="P1">13A plug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5.734cm" svg:y1="2.294cm" svg:x2="8.274cm" svg:y2="2.294cm">
          <text:p text:style-name="P1"><text:span text:style-name="T4">Red</text:span></text:p>
        </draw:line>
        <draw:line draw:style-name="gr16" draw:text-style-name="P16" draw:layer="layout" svg:x1="5.728cm" svg:y1="2.897cm" svg:x2="8.268cm" svg:y2="2.897cm">
          <text:p text:style-name="P1"><text:span text:style-name="T4">Black</text:span></text:p>
        </draw:line>
        <draw:line draw:style-name="gr16" draw:text-style-name="P16" draw:layer="layout" svg:x1="5.747cm" svg:y1="3.482cm" svg:x2="8.287cm" svg:y2="3.482cm">
          <text:p text:style-name="P1"><text:span text:style-name="T4">Grey</text:span></text:p>
        </draw:line>
        <draw:line draw:style-name="gr16" draw:text-style-name="P16" draw:layer="layout" svg:x1="5.734cm" svg:y1="4.081cm" svg:x2="8.274cm" svg:y2="4.081cm">
          <text:p text:style-name="P1"><text:span text:style-name="T4">Orange</text:span></text:p>
        </draw:line>
        <draw:line draw:style-name="gr16" draw:text-style-name="P16" draw:layer="layout" svg:x1="5.754cm" svg:y1="4.669cm" svg:x2="8.294cm" svg:y2="4.669cm">
          <text:p text:style-name="P1"><text:span text:style-name="T4">Brown</text:span></text:p>
        </draw:line>
        <draw:line draw:style-name="gr16" draw:text-style-name="P16" draw:layer="layout" svg:x1="5.778cm" svg:y1="5.265cm" svg:x2="8.318cm" svg:y2="5.265cm">
          <text:p text:style-name="P1"><text:span text:style-name="T4">Turquoise</text:span></text:p>
        </draw:line>
        <draw:line draw:style-name="gr16" draw:text-style-name="P16" draw:layer="layout" svg:x1="5.753cm" svg:y1="5.864cm" svg:x2="8.293cm" svg:y2="5.864cm">
          <text:p text:style-name="P1"><text:span text:style-name="T4">Blue</text:span></text:p>
        </draw:line>
        <draw:line draw:style-name="gr16" draw:text-style-name="P16" draw:layer="layout" svg:x1="5.747cm" svg:y1="6.455cm" svg:x2="8.287cm" svg:y2="6.455cm">
          <text:p text:style-name="P1"><text:span text:style-name="T4">Purple</text:span></text:p>
        </draw:line>
        <draw:line draw:style-name="gr16" draw:text-style-name="P16" draw:layer="layout" svg:x1="5.779cm" svg:y1="6.939cm" svg:x2="8.319cm" svg:y2="6.939cm">
          <text:p text:style-name="P1"><text:span text:style-name="T4">Green</text:span></text:p>
        </draw:line>
        <draw:line draw:style-name="gr16" draw:text-style-name="P16" draw:layer="layout" svg:x1="5.766cm" svg:y1="7.541cm" svg:x2="8.306cm" svg:y2="7.541cm">
          <text:p text:style-name="P1"><text:span text:style-name="T4">Yellow</text:span></text:p>
        </draw:line>
        <draw:line draw:style-name="gr16" draw:text-style-name="P16" draw:layer="layout" svg:x1="5.731cm" svg:y1="8.085cm" svg:x2="8.271cm" svg:y2="8.085cm">
          <text:p text:style-name="P1"><text:span text:style-name="T4">Pink</text:span></text:p>
        </draw:line>
        <draw:line draw:style-name="gr16" draw:text-style-name="P16" draw:layer="layout" svg:x1="5.728cm" svg:y1="8.728cm" svg:x2="8.268cm" svg:y2="8.728cm">
          <text:p text:style-name="P1"><text:span text:style-name="T4">White</text:span></text:p>
        </draw:line>
        <draw:frame draw:style-name="gr20" draw:text-style-name="P18" draw:layer="layout" svg:width="7.984cm" svg:height="2.329cm" svg:x="20.716cm" svg:y="38.671cm">
          <draw:text-box>
            <text:p>SumpPi wiring v03</text:p>
            <text:p/>
          </draw:text-box>
        </draw:frame>
        <draw:frame draw:style-name="gr15" draw:text-style-name="P19" draw:layer="layout" svg:width="0.768cm" svg:height="0.721cm" svg:x="20.917cm" svg:y="9.94cm">
          <draw:text-box>
            <text:p><text:span text:style-name="T3">1</text:span></text:p>
          </draw:text-box>
        </draw:frame>
        <draw:frame draw:style-name="gr15" draw:text-style-name="P19" draw:layer="layout" svg:width="0.768cm" svg:height="0.721cm" svg:x="20.917cm" svg:y="10.629cm">
          <draw:text-box>
            <text:p><text:span text:style-name="T3">2</text:span></text:p>
          </draw:text-box>
        </draw:frame>
        <draw:frame draw:style-name="gr15" draw:text-style-name="P19" draw:layer="layout" svg:width="0.768cm" svg:height="0.721cm" svg:x="20.917cm" svg:y="11.353cm">
          <draw:text-box>
            <text:p><text:span text:style-name="T3">3</text:span></text:p>
          </draw:text-box>
        </draw:frame>
        <draw:frame draw:style-name="gr15" draw:text-style-name="P19" draw:layer="layout" svg:width="0.768cm" svg:height="0.721cm" svg:x="20.917cm" svg:y="12.058cm">
          <draw:text-box>
            <text:p><text:span text:style-name="T3">4</text:span></text:p>
          </draw:text-box>
        </draw:frame>
        <draw:frame draw:style-name="gr15" draw:text-style-name="P19" draw:layer="layout" svg:width="0.768cm" svg:height="0.721cm" svg:x="20.917cm" svg:y="12.804cm">
          <draw:text-box>
            <text:p><text:span text:style-name="T3">5</text:span></text:p>
          </draw:text-box>
        </draw:frame>
        <draw:frame draw:style-name="gr15" draw:text-style-name="P19" draw:layer="layout" svg:width="0.768cm" svg:height="0.721cm" svg:x="20.917cm" svg:y="13.469cm">
          <draw:text-box>
            <text:p><text:span text:style-name="T3">6</text:span></text:p>
          </draw:text-box>
        </draw:frame>
        <draw:frame draw:style-name="gr15" draw:text-style-name="P19" draw:layer="layout" svg:width="0.768cm" svg:height="0.721cm" svg:x="20.917cm" svg:y="14.133cm">
          <draw:text-box>
            <text:p><text:span text:style-name="T3">7</text:span></text:p>
          </draw:text-box>
        </draw:frame>
        <draw:line draw:style-name="gr16" draw:text-style-name="P16" draw:layer="layout" svg:x1="17.384cm" svg:y1="17.072cm" svg:x2="19.924cm" svg:y2="17.072cm">
          <text:p text:style-name="P1"><text:span text:style-name="T4">Red</text:span></text:p>
        </draw:line>
        <draw:line draw:style-name="gr16" draw:text-style-name="P16" draw:layer="layout" svg:x1="17.378cm" svg:y1="17.695cm" svg:x2="19.918cm" svg:y2="17.695cm">
          <text:p text:style-name="P1"><text:span text:style-name="T4">Black</text:span></text:p>
        </draw:line>
        <draw:g>
          <draw:ellipse draw:style-name="gr5" draw:text-style-name="P1" draw:layer="layout" svg:width="0.389cm" svg:height="0.329cm" svg:x="19.826cm" svg:y="7.249cm" draw:kind="arc" draw:start-angle="84.46" draw:end-angle="278.41">
            <text:p/>
          </draw:ellipse>
          <draw:line draw:style-name="gr4" draw:text-style-name="P3" draw:layer="layout" svg:x1="19.804cm" svg:y1="7.416cm" svg:x2="19.483cm" svg:y2="7.416cm">
            <text:p/>
          </draw:line>
        </draw:g>
        <draw:line draw:style-name="gr16" draw:text-style-name="P16" draw:layer="layout" svg:x1="17.37cm" svg:y1="19.03cm" svg:x2="19.91cm" svg:y2="19.03cm">
          <text:p text:style-name="P1"><text:span text:style-name="T4">Green</text:span></text:p>
        </draw:line>
        <draw:line draw:style-name="gr16" draw:text-style-name="P16" draw:layer="layout" svg:x1="17.457cm" svg:y1="18.297cm" svg:x2="19.997cm" svg:y2="18.297cm">
          <text:p text:style-name="P1"><text:span text:style-name="T4">Yellow</text:span></text:p>
        </draw:line>
        <draw:line draw:style-name="gr16" draw:text-style-name="P16" draw:layer="layout" svg:x1="17.566cm" svg:y1="21.42cm" svg:x2="20.106cm" svg:y2="21.42cm">
          <text:p text:style-name="P1"><text:span text:style-name="T4">Red</text:span></text:p>
        </draw:line>
        <draw:line draw:style-name="gr16" draw:text-style-name="P16" draw:layer="layout" svg:x1="17.56cm" svg:y1="22.143cm" svg:x2="20.1cm" svg:y2="22.143cm">
          <text:p text:style-name="P1"><text:span text:style-name="T4">Black</text:span></text:p>
        </draw:line>
        <draw:frame draw:style-name="gr18" draw:text-style-name="P15" draw:layer="layout" svg:width="5.311cm" svg:height="1.041cm" svg:x="21.367cm" svg:y="22.372cm">
          <draw:text-box>
            <text:p><text:span text:style-name="T3">3 – n/c</text:span></text:p>
          </draw:text-box>
        </draw:frame>
        <draw:line draw:style-name="gr16" draw:text-style-name="P16" draw:layer="layout" svg:x1="17.276cm" svg:y1="10.293cm" svg:x2="19.816cm" svg:y2="10.293cm">
          <text:p text:style-name="P1"><text:span text:style-name="T4">Red</text:span></text:p>
        </draw:line>
        <draw:line draw:style-name="gr16" draw:text-style-name="P16" draw:layer="layout" svg:x1="17.25cm" svg:y1="11.015cm" svg:x2="19.79cm" svg:y2="11.015cm">
          <text:p text:style-name="P1"><text:span text:style-name="T4">Black</text:span></text:p>
        </draw:line>
        <draw:line draw:style-name="gr16" draw:text-style-name="P16" draw:layer="layout" svg:x1="17.158cm" svg:y1="13.159cm" svg:x2="19.698cm" svg:y2="13.159cm">
          <text:p text:style-name="P1"><text:span text:style-name="T4">Brown</text:span></text:p>
        </draw:line>
        <draw:line draw:style-name="gr16" draw:text-style-name="P16" draw:layer="layout" svg:x1="17.216cm" svg:y1="14.491cm" svg:x2="19.756cm" svg:y2="14.491cm">
          <text:p text:style-name="P1"><text:span text:style-name="T4">Blue</text:span></text:p>
        </draw:line>
        <draw:line draw:style-name="gr16" draw:text-style-name="P16" draw:layer="layout" svg:x1="17.23cm" svg:y1="15.159cm" svg:x2="19.77cm" svg:y2="15.159cm">
          <text:p text:style-name="P1"><text:span text:style-name="T4">Purple</text:span></text:p>
        </draw:line>
        <draw:line draw:style-name="gr16" draw:text-style-name="P16" draw:layer="layout" svg:x1="17.262cm" svg:y1="11.742cm" svg:x2="19.802cm" svg:y2="11.742cm">
          <text:p text:style-name="P1"><text:span text:style-name="T4">Green</text:span></text:p>
        </draw:line>
        <draw:line draw:style-name="gr16" draw:text-style-name="P16" draw:layer="layout" svg:x1="17.249cm" svg:y1="13.874cm" svg:x2="19.789cm" svg:y2="13.874cm">
          <text:p text:style-name="P1"><text:span text:style-name="T4">Yellow</text:span></text:p>
        </draw:line>
        <draw:line draw:style-name="gr16" draw:text-style-name="P16" draw:layer="layout" svg:x1="17.251cm" svg:y1="12.453cm" svg:x2="19.791cm" svg:y2="12.453cm">
          <text:p text:style-name="P1"><text:span text:style-name="T4">White</text:span></text:p>
        </draw:line>
        <draw:line draw:style-name="gr4" draw:text-style-name="P3" draw:layer="layout" svg:x1="17.042cm" svg:y1="2.207cm" svg:x2="15.737cm" svg:y2="5.225cm">
          <text:p/>
        </draw:line>
        <draw:line draw:style-name="gr4" draw:text-style-name="P3" draw:layer="layout" svg:x1="17.041cm" svg:y1="2.806cm" svg:x2="15.726cm" svg:y2="5.286cm">
          <text:p/>
        </draw:line>
        <draw:line draw:style-name="gr4" draw:text-style-name="P3" draw:layer="layout" svg:x1="17.053cm" svg:y1="3.394cm" svg:x2="15.718cm" svg:y2="5.266cm">
          <text:p/>
        </draw:line>
        <draw:line draw:style-name="gr4" draw:text-style-name="P3" draw:layer="layout" svg:x1="17.051cm" svg:y1="3.98cm" svg:x2="15.726cm" svg:y2="5.265cm">
          <text:p/>
        </draw:line>
        <draw:line draw:style-name="gr4" draw:text-style-name="P3" draw:layer="layout" svg:x1="17.061cm" svg:y1="4.578cm" svg:x2="15.726cm" svg:y2="5.265cm">
          <text:p/>
        </draw:line>
        <draw:line draw:style-name="gr4" draw:text-style-name="P3" draw:layer="layout" svg:x1="17.091cm" svg:y1="5.196cm" svg:x2="15.726cm" svg:y2="5.255cm">
          <text:p/>
        </draw:line>
        <draw:line draw:style-name="gr4" draw:text-style-name="P3" draw:layer="layout" svg:x1="17.052cm" svg:y1="5.783cm" svg:x2="15.697cm" svg:y2="5.235cm">
          <text:p/>
        </draw:line>
        <draw:line draw:style-name="gr4" draw:text-style-name="P3" draw:layer="layout" svg:x1="17.073cm" svg:y1="6.361cm" svg:x2="15.718cm" svg:y2="5.225cm">
          <text:p/>
        </draw:line>
        <draw:line draw:style-name="gr4" draw:text-style-name="P3" draw:layer="layout" svg:x1="17.092cm" svg:y1="6.859cm" svg:x2="15.737cm" svg:y2="5.225cm">
          <text:p/>
        </draw:line>
        <draw:line draw:style-name="gr4" draw:text-style-name="P3" draw:layer="layout" svg:x1="17.052cm" svg:y1="7.457cm" svg:x2="15.747cm" svg:y2="5.235cm">
          <text:p/>
        </draw:line>
        <draw:line draw:style-name="gr4" draw:text-style-name="P3" draw:layer="layout" svg:x1="17.022cm" svg:y1="8.005cm" svg:x2="15.697cm" svg:y2="5.216cm">
          <text:p/>
        </draw:line>
        <draw:line draw:style-name="gr4" draw:text-style-name="P3" draw:layer="layout" svg:x1="17.032cm" svg:y1="8.652cm" svg:x2="15.707cm" svg:y2="5.265cm">
          <text:p/>
        </draw:line>
        <draw:frame draw:style-name="gr21" draw:text-style-name="P19" draw:layer="layout" svg:width="1.201cm" svg:height="0.788cm" svg:x="19.799cm" svg:y="14.859cm">
          <draw:text-box>
            <text:p><text:span text:style-name="T3">n/c</text:span></text:p>
          </draw:text-box>
        </draw:frame>
        <draw:frame draw:style-name="gr22" draw:text-style-name="P18" draw:layer="layout" svg:width="6.137cm" svg:height="5.137cm" svg:x="6.216cm" svg:y="35.02cm">
          <draw:text-box>
            <text:p>Notes:</text:p>
            <text:list text:style-name="L1">
              <text:list-item>
                <text:p><text:span text:style-name="T3">n/c - not connected</text:span></text:p>
              </text:list-item>
              <text:list-item>
                <text:p><text:span text:style-name="T3">Connectors ‘sex’, ie male or female may not be correctly shown above</text:span></text:p>
              </text:list-item>
            </text:list>
          </draw:text-box>
        </draw:frame>
        <draw:line draw:style-name="gr16" draw:text-style-name="P16" draw:layer="layout" svg:x1="17.274cm" svg:y1="23.849cm" svg:x2="19.814cm" svg:y2="23.849cm">
          <text:p text:style-name="P1"><text:span text:style-name="T4">Green</text:span></text:p>
        </draw:line>
        <draw:line draw:style-name="gr16" draw:text-style-name="P16" draw:layer="layout" svg:x1="17.282cm" svg:y1="23.175cm" svg:x2="19.822cm" svg:y2="23.175cm">
          <text:p text:style-name="P1"><text:span text:style-name="T4">Yellow</text:span></text:p>
        </draw:line>
        <draw:frame draw:style-name="gr23" draw:text-style-name="P19" draw:layer="layout" svg:width="1.201cm" svg:height="0.852cm" svg:x="8.858cm" svg:y="23.796cm">
          <draw:text-box>
            <text:p><text:span text:style-name="T3">n/c</text:span></text:p>
          </draw:text-box>
        </draw:frame>
        <draw:frame draw:style-name="gr24" draw:text-style-name="P19" draw:layer="layout" svg:width="1.201cm" svg:height="0.748cm" svg:x="8.741cm" svg:y="23.037cm">
          <draw:text-box>
            <text:p><text:span text:style-name="T3">n/c</text:span></text:p>
          </draw:text-box>
        </draw:frame>
        <draw:line draw:style-name="gr17" draw:text-style-name="P3" draw:layer="layout" svg:x1="11.844cm" svg:y1="12.543cm" svg:x2="15.953cm" svg:y2="12.522cm">
          <text:p/>
        </draw:line>
        <draw:line draw:style-name="gr17" draw:text-style-name="P3" draw:layer="layout" svg:x1="12.08cm" svg:y1="18.092cm" svg:x2="16.189cm" svg:y2="18.071cm">
          <text:p/>
        </draw:line>
        <draw:g>
          <draw:custom-shape draw:style-name="gr3" draw:text-style-name="P2" draw:layer="layout" svg:width="0.322cm" svg:height="0.322cm" svg:x="9.712cm" svg:y="21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296cm" svg:y1="21.367cm" svg:x2="9.886cm" svg:y2="21.383cm">
            <text:p/>
          </draw:line>
        </draw:g>
        <draw:g>
          <draw:custom-shape draw:style-name="gr3" draw:text-style-name="P2" draw:layer="layout" svg:width="0.322cm" svg:height="0.322cm" svg:x="9.712cm" svg:y="21.8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296cm" svg:y1="21.977cm" svg:x2="9.886cm" svg:y2="21.993cm">
            <text:p/>
          </draw:line>
        </draw:g>
        <draw:g>
          <draw:custom-shape draw:style-name="gr3" draw:text-style-name="P2" draw:layer="layout" svg:width="0.322cm" svg:height="0.322cm" svg:x="9.712cm" svg:y="22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296cm" svg:y1="22.586cm" svg:x2="9.886cm" svg:y2="22.602cm">
            <text:p/>
          </draw:line>
        </draw:g>
        <draw:g>
          <draw:ellipse draw:style-name="gr5" draw:text-style-name="P1" draw:layer="layout" svg:width="0.389cm" svg:height="0.329cm" svg:x="9.326cm" svg:y="21.217cm" draw:kind="arc" draw:start-angle="84.46" draw:end-angle="278.41">
            <text:p/>
          </draw:ellipse>
          <draw:line draw:style-name="gr4" draw:text-style-name="P3" draw:layer="layout" svg:x1="9.304cm" svg:y1="21.384cm" svg:x2="8.983cm" svg:y2="21.384cm">
            <text:p/>
          </draw:line>
        </draw:g>
        <draw:g>
          <draw:ellipse draw:style-name="gr5" draw:text-style-name="P1" draw:layer="layout" svg:width="0.389cm" svg:height="0.329cm" svg:x="9.326cm" svg:y="22.436cm" draw:kind="arc" draw:start-angle="84.46" draw:end-angle="278.41">
            <text:p/>
          </draw:ellipse>
          <draw:line draw:style-name="gr4" draw:text-style-name="P3" draw:layer="layout" svg:x1="9.304cm" svg:y1="22.603cm" svg:x2="8.983cm" svg:y2="22.603cm">
            <text:p/>
          </draw:line>
        </draw:g>
        <draw:g>
          <draw:ellipse draw:style-name="gr5" draw:text-style-name="P1" draw:layer="layout" svg:width="0.389cm" svg:height="0.329cm" svg:x="9.326cm" svg:y="21.827cm" draw:kind="arc" draw:start-angle="84.46" draw:end-angle="278.41">
            <text:p/>
          </draw:ellipse>
          <draw:line draw:style-name="gr4" draw:text-style-name="P3" draw:layer="layout" svg:x1="9.304cm" svg:y1="21.994cm" svg:x2="8.983cm" svg:y2="21.994cm">
            <text:p/>
          </draw:line>
        </draw:g>
        <draw:line draw:style-name="gr17" draw:text-style-name="P3" draw:layer="layout" svg:x1="11.689cm" svg:y1="21.976cm" svg:x2="15.798cm" svg:y2="21.955cm">
          <text:p/>
        </draw:line>
        <draw:g>
          <draw:g>
            <draw:custom-shape draw:style-name="gr3" draw:text-style-name="P2" draw:layer="layout" svg:width="0.322cm" svg:height="0.322cm" svg:x="20.419cm" svg:y="10.1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0.286cm" svg:x2="20.593cm" svg:y2="10.302cm">
              <text:p/>
            </draw:line>
          </draw:g>
          <draw:g>
            <draw:ellipse draw:style-name="gr5" draw:text-style-name="P1" draw:layer="layout" svg:width="0.389cm" svg:height="0.329cm" svg:x="20.034cm" svg:y="10.137cm" draw:kind="arc" draw:start-angle="84.46" draw:end-angle="278.41">
              <text:p/>
            </draw:ellipse>
            <draw:line draw:style-name="gr4" draw:text-style-name="P3" draw:layer="layout" svg:x1="20.012cm" svg:y1="10.304cm" svg:x2="19.691cm" svg:y2="10.304cm">
              <text:p/>
            </draw:line>
          </draw:g>
        </draw:g>
        <draw:g>
          <draw:g>
            <draw:custom-shape draw:style-name="gr3" draw:text-style-name="P2" draw:layer="layout" svg:width="0.322cm" svg:height="0.322cm" svg:x="20.419cm" svg:y="10.8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0.999cm" svg:x2="20.593cm" svg:y2="11.015cm">
              <text:p/>
            </draw:line>
          </draw:g>
          <draw:g>
            <draw:ellipse draw:style-name="gr5" draw:text-style-name="P1" draw:layer="layout" svg:width="0.389cm" svg:height="0.329cm" svg:x="20.034cm" svg:y="10.85cm" draw:kind="arc" draw:start-angle="84.46" draw:end-angle="278.41">
              <text:p/>
            </draw:ellipse>
            <draw:line draw:style-name="gr4" draw:text-style-name="P3" draw:layer="layout" svg:x1="20.012cm" svg:y1="11.017cm" svg:x2="19.691cm" svg:y2="11.017cm">
              <text:p/>
            </draw:line>
          </draw:g>
        </draw:g>
        <draw:g>
          <draw:g>
            <draw:custom-shape draw:style-name="gr3" draw:text-style-name="P2" draw:layer="layout" svg:width="0.322cm" svg:height="0.322cm" svg:x="20.419cm" svg:y="14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003cm" svg:y1="14.46cm" svg:x2="20.593cm" svg:y2="14.476cm">
              <text:p/>
            </draw:line>
          </draw:g>
          <draw:g>
            <draw:ellipse draw:style-name="gr5" draw:text-style-name="P1" draw:layer="layout" svg:width="0.389cm" svg:height="0.329cm" svg:x="20.034cm" svg:y="14.311cm" draw:kind="arc" draw:start-angle="84.46" draw:end-angle="278.41">
              <text:p/>
            </draw:ellipse>
            <draw:line draw:style-name="gr4" draw:text-style-name="P3" draw:layer="layout" svg:x1="20.012cm" svg:y1="14.478cm" svg:x2="19.691cm" svg:y2="14.478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0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0.402cm" svg:x2="9.862cm" svg:y2="10.418cm">
              <text:p/>
            </draw:line>
          </draw:g>
          <draw:g>
            <draw:ellipse draw:style-name="gr5" draw:text-style-name="P1" draw:layer="layout" svg:width="0.389cm" svg:height="0.329cm" svg:x="9.303cm" svg:y="10.253cm" draw:kind="arc" draw:start-angle="84.46" draw:end-angle="278.41">
              <text:p/>
            </draw:ellipse>
            <draw:line draw:style-name="gr4" draw:text-style-name="P3" draw:layer="layout" svg:x1="9.281cm" svg:y1="10.42cm" svg:x2="8.96cm" svg:y2="10.42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0.9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1.115cm" svg:x2="9.862cm" svg:y2="11.131cm">
              <text:p/>
            </draw:line>
          </draw:g>
          <draw:g>
            <draw:ellipse draw:style-name="gr5" draw:text-style-name="P1" draw:layer="layout" svg:width="0.389cm" svg:height="0.329cm" svg:x="9.303cm" svg:y="10.966cm" draw:kind="arc" draw:start-angle="84.46" draw:end-angle="278.41">
              <text:p/>
            </draw:ellipse>
            <draw:line draw:style-name="gr4" draw:text-style-name="P3" draw:layer="layout" svg:x1="9.281cm" svg:y1="11.133cm" svg:x2="8.96cm" svg:y2="11.133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3.8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3.966cm" svg:x2="9.862cm" svg:y2="13.982cm">
              <text:p/>
            </draw:line>
          </draw:g>
          <draw:g>
            <draw:ellipse draw:style-name="gr5" draw:text-style-name="P1" draw:layer="layout" svg:width="0.389cm" svg:height="0.329cm" svg:x="9.303cm" svg:y="13.817cm" draw:kind="arc" draw:start-angle="84.46" draw:end-angle="278.41">
              <text:p/>
            </draw:ellipse>
            <draw:line draw:style-name="gr4" draw:text-style-name="P3" draw:layer="layout" svg:x1="9.281cm" svg:y1="13.984cm" svg:x2="8.96cm" svg:y2="13.984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3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3.253cm" svg:x2="9.862cm" svg:y2="13.269cm">
              <text:p/>
            </draw:line>
          </draw:g>
          <draw:g>
            <draw:ellipse draw:style-name="gr5" draw:text-style-name="P1" draw:layer="layout" svg:width="0.389cm" svg:height="0.329cm" svg:x="9.303cm" svg:y="13.104cm" draw:kind="arc" draw:start-angle="84.46" draw:end-angle="278.41">
              <text:p/>
            </draw:ellipse>
            <draw:line draw:style-name="gr4" draw:text-style-name="P3" draw:layer="layout" svg:x1="9.281cm" svg:y1="13.271cm" svg:x2="8.96cm" svg:y2="13.271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2.3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2.541cm" svg:x2="9.862cm" svg:y2="12.557cm">
              <text:p/>
            </draw:line>
          </draw:g>
          <draw:g>
            <draw:ellipse draw:style-name="gr5" draw:text-style-name="P1" draw:layer="layout" svg:width="0.389cm" svg:height="0.329cm" svg:x="9.303cm" svg:y="12.392cm" draw:kind="arc" draw:start-angle="84.46" draw:end-angle="278.41">
              <text:p/>
            </draw:ellipse>
            <draw:line draw:style-name="gr4" draw:text-style-name="P3" draw:layer="layout" svg:x1="9.281cm" svg:y1="12.559cm" svg:x2="8.96cm" svg:y2="12.559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1.6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1.828cm" svg:x2="9.862cm" svg:y2="11.844cm">
              <text:p/>
            </draw:line>
          </draw:g>
          <draw:g>
            <draw:ellipse draw:style-name="gr5" draw:text-style-name="P1" draw:layer="layout" svg:width="0.389cm" svg:height="0.329cm" svg:x="9.303cm" svg:y="11.679cm" draw:kind="arc" draw:start-angle="84.46" draw:end-angle="278.41">
              <text:p/>
            </draw:ellipse>
            <draw:line draw:style-name="gr4" draw:text-style-name="P3" draw:layer="layout" svg:x1="9.281cm" svg:y1="11.846cm" svg:x2="8.96cm" svg:y2="11.846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4.4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4.576cm" svg:x2="9.862cm" svg:y2="14.592cm">
              <text:p/>
            </draw:line>
          </draw:g>
          <draw:g>
            <draw:ellipse draw:style-name="gr5" draw:text-style-name="P1" draw:layer="layout" svg:width="0.389cm" svg:height="0.329cm" svg:x="9.303cm" svg:y="14.427cm" draw:kind="arc" draw:start-angle="84.46" draw:end-angle="278.41">
              <text:p/>
            </draw:ellipse>
            <draw:line draw:style-name="gr4" draw:text-style-name="P3" draw:layer="layout" svg:x1="9.281cm" svg:y1="14.594cm" svg:x2="8.96cm" svg:y2="14.594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0.2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0.404cm" svg:x2="9.862cm" svg:y2="10.42cm">
              <text:p/>
            </draw:line>
          </draw:g>
          <draw:g>
            <draw:ellipse draw:style-name="gr5" draw:text-style-name="P1" draw:layer="layout" svg:width="0.389cm" svg:height="0.329cm" svg:x="9.303cm" svg:y="10.255cm" draw:kind="arc" draw:start-angle="84.46" draw:end-angle="278.41">
              <text:p/>
            </draw:ellipse>
            <draw:line draw:style-name="gr4" draw:text-style-name="P3" draw:layer="layout" svg:x1="9.281cm" svg:y1="10.422cm" svg:x2="8.96cm" svg:y2="10.422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1.117cm" svg:x2="9.862cm" svg:y2="11.133cm">
              <text:p/>
            </draw:line>
          </draw:g>
          <draw:g>
            <draw:ellipse draw:style-name="gr5" draw:text-style-name="P1" draw:layer="layout" svg:width="0.389cm" svg:height="0.329cm" svg:x="9.303cm" svg:y="10.968cm" draw:kind="arc" draw:start-angle="84.46" draw:end-angle="278.41">
              <text:p/>
            </draw:ellipse>
            <draw:line draw:style-name="gr4" draw:text-style-name="P3" draw:layer="layout" svg:x1="9.281cm" svg:y1="11.135cm" svg:x2="8.96cm" svg:y2="11.135cm">
              <text:p/>
            </draw:line>
          </draw:g>
        </draw:g>
        <draw:g>
          <draw:g>
            <draw:custom-shape draw:style-name="gr3" draw:text-style-name="P2" draw:layer="layout" svg:width="0.322cm" svg:height="0.322cm" svg:x="9.688cm" svg:y="14.4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272cm" svg:y1="14.578cm" svg:x2="9.862cm" svg:y2="14.594cm">
              <text:p/>
            </draw:line>
          </draw:g>
          <draw:g>
            <draw:ellipse draw:style-name="gr5" draw:text-style-name="P1" draw:layer="layout" svg:width="0.389cm" svg:height="0.329cm" svg:x="9.303cm" svg:y="14.429cm" draw:kind="arc" draw:start-angle="84.46" draw:end-angle="278.41">
              <text:p/>
            </draw:ellipse>
            <draw:line draw:style-name="gr4" draw:text-style-name="P3" draw:layer="layout" svg:x1="9.281cm" svg:y1="14.596cm" svg:x2="8.96cm" svg:y2="14.596cm">
              <text:p/>
            </draw:line>
          </draw:g>
        </draw:g>
        <draw:line draw:style-name="gr16" draw:text-style-name="P16" draw:layer="layout" svg:x1="6.531cm" svg:y1="10.406cm" svg:x2="9.071cm" svg:y2="10.406cm">
          <text:p text:style-name="P1"><text:span text:style-name="T4">Red</text:span></text:p>
        </draw:line>
        <draw:line draw:style-name="gr16" draw:text-style-name="P16" draw:layer="layout" svg:x1="6.505cm" svg:y1="11.128cm" svg:x2="9.045cm" svg:y2="11.128cm">
          <text:p text:style-name="P1"><text:span text:style-name="T4">Black</text:span></text:p>
        </draw:line>
        <draw:line draw:style-name="gr16" draw:text-style-name="P16" draw:layer="layout" svg:x1="6.413cm" svg:y1="13.272cm" svg:x2="8.953cm" svg:y2="13.272cm">
          <text:p text:style-name="P1"><text:span text:style-name="T4">Brown</text:span></text:p>
        </draw:line>
        <draw:line draw:style-name="gr16" draw:text-style-name="P16" draw:layer="layout" svg:x1="6.471cm" svg:y1="14.604cm" svg:x2="9.011cm" svg:y2="14.604cm">
          <text:p text:style-name="P1"><text:span text:style-name="T4">Blue</text:span></text:p>
        </draw:line>
        <draw:line draw:style-name="gr16" draw:text-style-name="P16" draw:layer="layout" svg:x1="6.517cm" svg:y1="11.855cm" svg:x2="9.057cm" svg:y2="11.855cm">
          <text:p text:style-name="P1"><text:span text:style-name="T4">Green</text:span></text:p>
        </draw:line>
        <draw:line draw:style-name="gr16" draw:text-style-name="P16" draw:layer="layout" svg:x1="6.504cm" svg:y1="13.987cm" svg:x2="9.044cm" svg:y2="13.987cm">
          <text:p text:style-name="P1"><text:span text:style-name="T4">Yellow</text:span></text:p>
        </draw:line>
        <draw:line draw:style-name="gr16" draw:text-style-name="P16" draw:layer="layout" svg:x1="6.506cm" svg:y1="12.566cm" svg:x2="9.046cm" svg:y2="12.566cm">
          <text:p text:style-name="P1"><text:span text:style-name="T4">White</text:span></text:p>
        </draw:line>
        <draw:line draw:style-name="gr4" draw:text-style-name="P3" draw:layer="layout" svg:x1="10.255cm" svg:y1="10.432cm" svg:x2="11.862cm" svg:y2="12.549cm">
          <text:p/>
        </draw:line>
        <draw:line draw:style-name="gr4" draw:text-style-name="P3" draw:layer="layout" svg:x1="10.215cm" svg:y1="11.137cm" svg:x2="11.941cm" svg:y2="12.569cm">
          <text:p/>
        </draw:line>
        <draw:line draw:style-name="gr4" draw:text-style-name="P3" draw:layer="layout" svg:x1="10.235cm" svg:y1="11.824cm" svg:x2="11.902cm" svg:y2="12.588cm">
          <text:p/>
        </draw:line>
        <draw:line draw:style-name="gr4" draw:text-style-name="P3" draw:layer="layout" svg:x1="10.215cm" svg:y1="12.569cm" svg:x2="11.843cm" svg:y2="12.569cm">
          <text:p/>
        </draw:line>
        <draw:line draw:style-name="gr4" draw:text-style-name="P3" draw:layer="layout" svg:x1="10.215cm" svg:y1="13.275cm" svg:x2="11.902cm" svg:y2="12.549cm">
          <text:p/>
        </draw:line>
        <draw:line draw:style-name="gr4" draw:text-style-name="P3" draw:layer="layout" svg:x1="10.215cm" svg:y1="13.961cm" svg:x2="11.882cm" svg:y2="12.588cm">
          <text:p/>
        </draw:line>
        <draw:line draw:style-name="gr4" draw:text-style-name="P3" draw:layer="layout" svg:x1="10.176cm" svg:y1="14.608cm" svg:x2="11.902cm" svg:y2="12.588cm">
          <text:p/>
        </draw:line>
        <draw:line draw:style-name="gr4" draw:text-style-name="P3" draw:layer="layout" svg:x1="17.353cm" svg:y1="10.294cm" svg:x2="15.98cm" svg:y2="12.53cm">
          <text:p/>
        </draw:line>
        <draw:line draw:style-name="gr4" draw:text-style-name="P3" draw:layer="layout" svg:x1="17.274cm" svg:y1="11cm" svg:x2="15.823cm" svg:y2="12.569cm">
          <text:p/>
        </draw:line>
        <draw:line draw:style-name="gr4" draw:text-style-name="P3" draw:layer="layout" svg:x1="17.313cm" svg:y1="12.471cm" svg:x2="15.862cm" svg:y2="12.549cm">
          <text:p/>
        </draw:line>
        <draw:line draw:style-name="gr4" draw:text-style-name="P3" draw:layer="layout" svg:x1="17.196cm" svg:y1="13.177cm" svg:x2="15.862cm" svg:y2="12.53cm">
          <text:p/>
        </draw:line>
        <draw:line draw:style-name="gr4" draw:text-style-name="P3" draw:layer="layout" svg:x1="17.313cm" svg:y1="13.883cm" svg:x2="15.862cm" svg:y2="12.471cm">
          <text:p/>
        </draw:line>
        <draw:line draw:style-name="gr4" draw:text-style-name="P3" draw:layer="layout" svg:x1="17.274cm" svg:y1="14.49cm" svg:x2="15.843cm" svg:y2="12.49cm">
          <text:p/>
        </draw:line>
        <draw:line draw:style-name="gr4" draw:text-style-name="P3" draw:layer="layout" svg:x1="17.294cm" svg:y1="15.177cm" svg:x2="15.902cm" svg:y2="12.49cm">
          <text:p/>
        </draw:line>
        <draw:line draw:style-name="gr4" draw:text-style-name="P3" draw:layer="layout" svg:x1="17.333cm" svg:y1="11.687cm" svg:x2="15.96cm" svg:y2="12.53cm">
          <text:p/>
        </draw:line>
        <draw:line draw:style-name="gr16" draw:text-style-name="P16" draw:layer="layout" svg:x1="9.877cm" svg:y1="15.215cm" svg:x2="12.417cm" svg:y2="15.215cm">
          <text:p text:style-name="P1"><text:span text:style-name="T4">Purple</text:span></text:p>
        </draw:line>
        <draw:line draw:style-name="gr4" draw:text-style-name="P3" draw:layer="layout" svg:x1="11.784cm" svg:y1="12.51cm" svg:x2="12.392cm" svg:y2="15.196cm">
          <text:p/>
        </draw:line>
        <draw:line draw:style-name="gr16" draw:text-style-name="P16" draw:layer="layout" svg:x1="6.367cm" svg:y1="15.252cm" svg:x2="8.907cm" svg:y2="15.252cm">
          <text:p text:style-name="P1"><text:span text:style-name="T4">Purple</text:span></text:p>
        </draw:line>
        <draw:frame draw:style-name="gr21" draw:text-style-name="P19" draw:layer="layout" svg:width="1.201cm" svg:height="0.788cm" svg:x="8.878cm" svg:y="14.84cm">
          <draw:text-box>
            <text:p><text:span text:style-name="T3">n/c</text:span></text:p>
          </draw:text-box>
        </draw:frame>
        <draw:line draw:style-name="gr4" draw:text-style-name="P3" draw:layer="layout" svg:x1="10.274cm" svg:y1="16.921cm" svg:x2="12.117cm" svg:y2="18.078cm">
          <text:p/>
        </draw:line>
        <draw:line draw:style-name="gr4" draw:text-style-name="P3" draw:layer="layout" svg:x1="10.255cm" svg:y1="17.509cm" svg:x2="12.294cm" svg:y2="18.137cm">
          <text:p/>
        </draw:line>
        <draw:line draw:style-name="gr4" draw:text-style-name="P3" draw:layer="layout" svg:x1="10.274cm" svg:y1="18.137cm" svg:x2="12.117cm" svg:y2="18.078cm">
          <text:p/>
        </draw:line>
        <draw:line draw:style-name="gr4" draw:text-style-name="P3" draw:layer="layout" svg:x1="10.294cm" svg:y1="18.843cm" svg:x2="12.078cm" svg:y2="18.117cm">
          <text:p/>
        </draw:line>
        <draw:line draw:style-name="gr4" draw:text-style-name="P3" draw:layer="layout" svg:x1="16.098cm" svg:y1="18.039cm" svg:x2="17.392cm" svg:y2="17.058cm">
          <text:p/>
        </draw:line>
        <draw:line draw:style-name="gr4" draw:text-style-name="P3" draw:layer="layout" svg:x1="17.47cm" svg:y1="17.666cm" svg:x2="16.117cm" svg:y2="18.098cm">
          <text:p/>
        </draw:line>
        <draw:line draw:style-name="gr4" draw:text-style-name="P3" draw:layer="layout" svg:x1="17.49cm" svg:y1="18.294cm" svg:x2="16.078cm" svg:y2="18.098cm">
          <text:p/>
        </draw:line>
        <draw:line draw:style-name="gr4" draw:text-style-name="P3" draw:layer="layout" svg:x1="17.411cm" svg:y1="19.019cm" svg:x2="16.137cm" svg:y2="18.078cm">
          <text:p/>
        </draw:line>
        <draw:line draw:style-name="gr4" draw:text-style-name="P3" draw:layer="layout" svg:x1="17.568cm" svg:y1="21.411cm" svg:x2="15.666cm" svg:y2="21.902cm">
          <text:p/>
        </draw:line>
        <draw:line draw:style-name="gr4" draw:text-style-name="P3" draw:layer="layout" svg:x1="17.666cm" svg:y1="22.156cm" svg:x2="15.627cm" svg:y2="21.98cm">
          <text:p/>
        </draw:line>
        <draw:line draw:style-name="gr4" draw:text-style-name="P3" draw:layer="layout" svg:x1="17.333cm" svg:y1="23.176cm" svg:x2="15.686cm" svg:y2="21.921cm">
          <text:p/>
        </draw:line>
        <draw:line draw:style-name="gr4" draw:text-style-name="P3" draw:layer="layout" svg:x1="17.313cm" svg:y1="23.843cm" svg:x2="15.706cm" svg:y2="21.902cm">
          <text:p/>
        </draw:line>
        <draw:line draw:style-name="gr4" draw:text-style-name="P3" draw:layer="layout" svg:x1="10.255cm" svg:y1="21.333cm" svg:x2="11.764cm" svg:y2="21.96cm">
          <text:p/>
        </draw:line>
        <draw:line draw:style-name="gr4" draw:text-style-name="P3" draw:layer="layout" svg:x1="10.255cm" svg:y1="21.96cm" svg:x2="11.745cm" svg:y2="21.941cm">
          <text:p/>
        </draw:line>
        <draw:line draw:style-name="gr16" draw:text-style-name="P16" draw:layer="layout" svg:x1="9.94cm" svg:y1="24.08cm" svg:x2="12.48cm" svg:y2="24.08cm">
          <text:p text:style-name="P1"><text:span text:style-name="T4">Green</text:span></text:p>
        </draw:line>
        <draw:line draw:style-name="gr16" draw:text-style-name="P16" draw:layer="layout" svg:x1="9.948cm" svg:y1="23.406cm" svg:x2="12.488cm" svg:y2="23.406cm">
          <text:p text:style-name="P1"><text:span text:style-name="T4">Yellow</text:span></text:p>
        </draw:line>
        <draw:line draw:style-name="gr16" draw:text-style-name="P16" draw:layer="layout" svg:x1="6.507cm" svg:y1="21.376cm" svg:x2="9.047cm" svg:y2="21.376cm">
          <text:p text:style-name="P1"><text:span text:style-name="T4">Red</text:span></text:p>
        </draw:line>
        <draw:line draw:style-name="gr16" draw:text-style-name="P16" draw:layer="layout" svg:x1="6.501cm" svg:y1="21.999cm" svg:x2="9.041cm" svg:y2="21.999cm">
          <text:p text:style-name="P1"><text:span text:style-name="T4">Black</text:span></text:p>
        </draw:line>
        <draw:line draw:style-name="gr16" draw:text-style-name="P16" draw:layer="layout" svg:x1="6.215cm" svg:y1="24.105cm" svg:x2="8.755cm" svg:y2="24.105cm">
          <text:p text:style-name="P1"><text:span text:style-name="T4">Green</text:span></text:p>
        </draw:line>
        <draw:line draw:style-name="gr16" draw:text-style-name="P16" draw:layer="layout" svg:x1="6.223cm" svg:y1="23.431cm" svg:x2="8.763cm" svg:y2="23.431cm">
          <text:p text:style-name="P1"><text:span text:style-name="T4">Yellow</text:span></text:p>
        </draw:line>
        <draw:line draw:style-name="gr4" draw:text-style-name="P3" draw:layer="layout" svg:x1="11.706cm" svg:y1="22cm" svg:x2="12.431cm" svg:y2="23.411cm">
          <text:p/>
        </draw:line>
        <draw:line draw:style-name="gr4" draw:text-style-name="P3" draw:layer="layout" svg:x1="12.411cm" svg:y1="24.058cm" svg:x2="11.764cm" svg:y2="21.882cm">
          <text:p/>
        </draw:line>
        <draw:line draw:style-name="gr16" draw:text-style-name="P16" draw:layer="layout" svg:x1="6.483cm" svg:y1="16.949cm" svg:x2="9.023cm" svg:y2="16.949cm">
          <text:p text:style-name="P1"><text:span text:style-name="T4">Red</text:span></text:p>
        </draw:line>
        <draw:line draw:style-name="gr16" draw:text-style-name="P16" draw:layer="layout" svg:x1="6.477cm" svg:y1="17.572cm" svg:x2="9.017cm" svg:y2="17.572cm">
          <text:p text:style-name="P1"><text:span text:style-name="T4">Black</text:span></text:p>
        </draw:line>
        <draw:line draw:style-name="gr16" draw:text-style-name="P16" draw:layer="layout" svg:x1="6.469cm" svg:y1="18.907cm" svg:x2="9.009cm" svg:y2="18.907cm">
          <text:p text:style-name="P1"><text:span text:style-name="T4">Green</text:span></text:p>
        </draw:line>
        <draw:line draw:style-name="gr16" draw:text-style-name="P16" draw:layer="layout" svg:x1="6.556cm" svg:y1="18.174cm" svg:x2="9.096cm" svg:y2="18.174cm">
          <text:p text:style-name="P1"><text:span text:style-name="T4">Yellow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22:00:43.404086000</meta:creation-date>
    <dc:date>2017-10-01T12:32:40.837256784</dc:date>
    <meta:editing-duration>PT1H19M59S</meta:editing-duration>
    <meta:editing-cycles>16</meta:editing-cycles>
    <meta:generator>LibreOffice_Vanilla/5.2.3.5$MacOSX_X86_64 LibreOffice_project/83adc9c35c74e0badc710d981405858b1179a327</meta:generator>
    <meta:document-statistic meta:object-count="593"/>
  </office:meta>
</office:document-meta>
</file>